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02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4846in"/>
    </style:style>
    <style:style style:name="co12" style:family="table-column">
      <style:table-column-properties fo:break-before="auto" style:column-width="1.8508in"/>
    </style:style>
    <style:style style:name="co13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1.711in"/>
    </style:style>
    <style:style style:name="co19" style:family="table-column">
      <style:table-column-properties fo:break-before="auto" style:column-width="1.8291in"/>
    </style:style>
    <style:style style:name="co20" style:family="table-column">
      <style:table-column-properties fo:break-before="auto" style:column-width="0.622in"/>
    </style:style>
    <style:style style:name="co21" style:family="table-column">
      <style:table-column-properties fo:break-before="auto" style:column-width="0.829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51" style:family="table-row">
      <style:table-row-properties style:row-height="0.8909in" fo:break-before="auto" style:use-optimal-row-height="false"/>
    </style:style>
    <style:style style:name="ro68" style:family="table-row">
      <style:table-row-properties style:row-height="0.4866in" fo:break-before="auto" style:use-optimal-row-height="true"/>
    </style:style>
    <style:style style:name="ro69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083in" fo:break-before="auto" style:use-optimal-row-height="false"/>
    </style:style>
    <style:style style:name="ro13" style:family="table-row">
      <style:table-row-properties style:row-height="1.7409in" fo:break-before="auto" style:use-optimal-row-height="false"/>
    </style:style>
    <style:style style:name="ro14" style:family="table-row">
      <style:table-row-properties style:row-height="1.0571in" fo:break-before="auto" style:use-optimal-row-height="false"/>
    </style:style>
    <style:style style:name="ro15" style:family="table-row">
      <style:table-row-properties style:row-height="0.8083in" fo:break-before="auto" style:use-optimal-row-height="false"/>
    </style:style>
    <style:style style:name="ro16" style:family="table-row">
      <style:table-row-properties style:row-height="0.6319in" fo:break-before="auto" style:use-optimal-row-height="false"/>
    </style:style>
    <style:style style:name="ro17" style:family="table-row">
      <style:table-row-properties style:row-height="0.8701in" fo:break-before="auto" style:use-optimal-row-height="false"/>
    </style:style>
    <style:style style:name="ro18" style:family="table-row">
      <style:table-row-properties style:row-height="0.9016in" fo:break-before="auto" style:use-optimal-row-height="false"/>
    </style:style>
    <style:style style:name="ro19" style:family="table-row">
      <style:table-row-properties style:row-height="1.3984in" fo:break-before="auto" style:use-optimal-row-height="false"/>
    </style:style>
    <style:style style:name="ro20" style:family="table-row">
      <style:table-row-properties style:row-height="0.9839in" fo:break-before="auto" style:use-optimal-row-height="false"/>
    </style:style>
    <style:style style:name="ro21" style:family="table-row">
      <style:table-row-properties style:row-height="1.5543in" fo:break-before="auto" style:use-optimal-row-height="false"/>
    </style:style>
    <style:style style:name="ro22" style:family="table-row">
      <style:table-row-properties style:row-height="1.2335in" fo:break-before="auto" style:use-optimal-row-height="false"/>
    </style:style>
    <style:style style:name="ro23" style:family="table-row">
      <style:table-row-properties style:row-height="1.2228in" fo:break-before="auto" style:use-optimal-row-height="false"/>
    </style:style>
    <style:style style:name="ro24" style:family="table-row">
      <style:table-row-properties style:row-height="2.1346in" fo:break-before="auto" style:use-optimal-row-height="false"/>
    </style:style>
    <style:style style:name="ro25" style:family="table-row">
      <style:table-row-properties style:row-height="1.0673in" fo:break-before="auto" style:use-optimal-row-height="false"/>
    </style:style>
    <style:style style:name="ro26" style:family="table-row">
      <style:table-row-properties style:row-height="1.3472in" fo:break-before="auto" style:use-optimal-row-height="false"/>
    </style:style>
    <style:style style:name="ro27" style:family="table-row">
      <style:table-row-properties style:row-height="1.6063in" fo:break-before="auto" style:use-optimal-row-height="false"/>
    </style:style>
    <style:style style:name="ro28" style:family="table-row">
      <style:table-row-properties style:row-height="0.839in" fo:break-before="auto" style:use-optimal-row-height="false"/>
    </style:style>
    <style:style style:name="ro29" style:family="table-row">
      <style:table-row-properties style:row-height="1.0465in" fo:break-before="auto" style:use-optimal-row-height="fals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1.5236in" fo:break-before="auto" style:use-optimal-row-height="false"/>
    </style:style>
    <style:style style:name="ro32" style:family="table-row">
      <style:table-row-properties style:row-height="1.4299in" fo:break-before="auto" style:use-optimal-row-height="false"/>
    </style:style>
    <style:style style:name="ro33" style:family="table-row">
      <style:table-row-properties style:row-height="1.4402in" fo:break-before="auto" style:use-optimal-row-height="false"/>
    </style:style>
    <style:style style:name="ro34" style:family="table-row">
      <style:table-row-properties style:row-height="1.3681in" fo:break-before="auto" style:use-optimal-row-height="false"/>
    </style:style>
    <style:style style:name="ro35" style:family="table-row">
      <style:table-row-properties style:row-height="2.0417in" fo:break-before="auto" style:use-optimal-row-height="true"/>
    </style:style>
    <style:style style:name="ro36" style:family="table-row">
      <style:table-row-properties style:row-height="2.3528in" fo:break-before="auto" style:use-optimal-row-height="false"/>
    </style:style>
    <style:style style:name="ro37" style:family="table-row">
      <style:table-row-properties style:row-height="1.2846in" fo:break-before="auto" style:use-optimal-row-height="false"/>
    </style:style>
    <style:style style:name="ro38" style:family="table-row">
      <style:table-row-properties style:row-height="2.2693in" fo:break-before="auto" style:use-optimal-row-height="false"/>
    </style:style>
    <style:style style:name="ro39" style:family="table-row">
      <style:table-row-properties style:row-height="0.8291in" fo:break-before="auto" style:use-optimal-row-height="false"/>
    </style:style>
    <style:style style:name="ro40" style:family="table-row">
      <style:table-row-properties style:row-height="0.9945in" fo:break-before="auto" style:use-optimal-row-height="false"/>
    </style:style>
    <style:style style:name="ro41" style:family="table-row">
      <style:table-row-properties style:row-height="1.2638in" fo:break-before="auto" style:use-optimal-row-height="false"/>
    </style:style>
    <style:style style:name="ro42" style:family="table-row">
      <style:table-row-properties style:row-height="1.0362in" fo:break-before="auto" style:use-optimal-row-height="false"/>
    </style:style>
    <style:style style:name="ro43" style:family="table-row">
      <style:table-row-properties style:row-height="0.7457in" fo:break-before="auto" style:use-optimal-row-height="false"/>
    </style:style>
    <style:style style:name="ro44" style:family="table-row">
      <style:table-row-properties style:row-height="1.5134in" fo:break-before="auto" style:use-optimal-row-height="false"/>
    </style:style>
    <style:style style:name="ro45" style:family="table-row">
      <style:table-row-properties style:row-height="0.8492in" fo:break-before="auto" style:use-optimal-row-height="false"/>
    </style:style>
    <style:style style:name="ro46" style:family="table-row">
      <style:table-row-properties style:row-height="0.6839in" fo:break-before="auto" style:use-optimal-row-height="false"/>
    </style:style>
    <style:style style:name="ro47" style:family="table-row">
      <style:table-row-properties style:row-height="1.0047in" fo:break-before="auto" style:use-optimal-row-height="false"/>
    </style:style>
    <style:style style:name="ro48" style:family="table-row">
      <style:table-row-properties style:row-height="1.2126in" fo:break-before="auto" style:use-optimal-row-height="false"/>
    </style:style>
    <style:style style:name="ro49" style:family="table-row">
      <style:table-row-properties style:row-height="0.7665in" fo:break-before="auto" style:use-optimal-row-height="false"/>
    </style:style>
    <style:style style:name="ro50" style:family="table-row">
      <style:table-row-properties style:row-height="1.6783in" fo:break-before="auto" style:use-optimal-row-height="false"/>
    </style:style>
    <style:style style:name="ro52" style:family="table-row">
      <style:table-row-properties style:row-height="1.2744in" fo:break-before="auto" style:use-optimal-row-height="false"/>
    </style:style>
    <style:style style:name="ro53" style:family="table-row">
      <style:table-row-properties style:row-height="0.6008in" fo:break-before="auto" style:use-optimal-row-height="false"/>
    </style:style>
    <style:style style:name="ro54" style:family="table-row">
      <style:table-row-properties style:row-height="1.0984in" fo:break-before="auto" style:use-optimal-row-height="false"/>
    </style:style>
    <style:style style:name="ro55" style:family="table-row">
      <style:table-row-properties style:row-height="0.9429in" fo:break-before="auto" style:use-optimal-row-height="false"/>
    </style:style>
    <style:style style:name="ro56" style:family="table-row">
      <style:table-row-properties style:row-height="0.798in" fo:break-before="auto" style:use-optimal-row-height="true"/>
    </style:style>
    <style:style style:name="ro57" style:family="table-row">
      <style:table-row-properties style:row-height="0.7146in" fo:break-before="auto" style:use-optimal-row-height="false"/>
    </style:style>
    <style:style style:name="ro58" style:family="table-row">
      <style:table-row-properties style:row-height="0.5902in" fo:break-before="auto" style:use-optimal-row-height="false"/>
    </style:style>
    <style:style style:name="ro59" style:family="table-row">
      <style:table-row-properties style:row-height="1.1398in" fo:break-before="auto" style:use-optimal-row-height="false"/>
    </style:style>
    <style:style style:name="ro60" style:family="table-row">
      <style:table-row-properties style:row-height="2.0417in" fo:break-before="auto" style:use-optimal-row-height="false"/>
    </style:style>
    <style:style style:name="ro61" style:family="table-row">
      <style:table-row-properties style:row-height="1.461in" fo:break-before="auto" style:use-optimal-row-height="false"/>
    </style:style>
    <style:style style:name="ro62" style:family="table-row">
      <style:table-row-properties style:row-height="1.5752in" fo:break-before="auto" style:use-optimal-row-height="false"/>
    </style:style>
    <style:style style:name="ro63" style:family="table-row">
      <style:table-row-properties style:row-height="1.6272in" fo:break-before="auto" style:use-optimal-row-height="false"/>
    </style:style>
    <style:style style:name="ro64" style:family="table-row">
      <style:table-row-properties style:row-height="1.1189in" fo:break-before="auto" style:use-optimal-row-height="false"/>
    </style:style>
    <style:style style:name="ro65" style:family="table-row">
      <style:table-row-properties style:row-height="1.8862in" fo:break-before="auto" style:use-optimal-row-height="false"/>
    </style:style>
    <style:style style:name="ro66" style:family="table-row">
      <style:table-row-properties style:row-height="1.5854in" fo:break-before="auto" style:use-optimal-row-height="false"/>
    </style:style>
    <style:style style:name="ro67" style:family="table-row">
      <style:table-row-properties style:row-height="1.15in" fo:break-before="auto" style:use-optimal-row-height="false"/>
    </style:style>
    <style:style style:name="ro70" style:family="table-row">
      <style:table-row-properties style:row-height="1.3055in" fo:break-before="auto" style:use-optimal-row-height="false"/>
    </style:style>
    <style:style style:name="ro71" style:family="table-row">
      <style:table-row-properties style:row-height="1.1811in" fo:break-before="auto" style:use-optimal-row-height="false"/>
    </style:style>
    <style:style style:name="ro72" style:family="table-row">
      <style:table-row-properties style:row-height="1.2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7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34" style:family="table-cell" style:parent-style-name="Default">
      <style:table-cell-properties fo:border="0.0071in solid #000000" fo:padding-bottom="0.0193in" fo:padding-left="0.0138in" fo:padding-right="0.0138in" fo:padding-top="0.0193in" style:vertical-align="middle"/>
    </style:style>
    <style:style style:name="ce35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197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3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style:vertical-align="middle"/>
      <style:text-properties fo:font-weight="normal"/>
    </style:style>
    <style:style style:name="ce39" style:family="table-cell" style:parent-style-name="Default">
      <style:table-cell-properties style:vertical-align="middle"/>
    </style:style>
    <style:style style:name="ce40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3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1" fo:font-size="10pt" fo:font-weight="bold"/>
    </style:style>
    <style:style style:name="ce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6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4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1" fo:font-size="10pt" fo:font-weight="normal"/>
    </style:style>
    <style:style style:name="ce50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51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1" fo:font-size="10pt" fo:font-weight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1" fo:font-size="10pt" fo:font-weight="normal"/>
    </style:style>
    <style:style style:name="ce60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8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1" fo:font-size="10pt" fo:font-weight="normal"/>
    </style:style>
    <style:style style:name="ce84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1" fo:font-size="10pt" fo:font-weight="normal" style:font-name-asian="Arial" style:font-size-asian="10pt"/>
    </style:style>
    <style:style style:name="ce87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90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92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93" style:family="table-cell" style:parent-style-name="Default">
      <style:table-cell-properties style:vertical-align="top"/>
      <style:text-properties style:font-name="Arial1" fo:font-size="10pt" fo:font-weight="normal" style:font-name-asian="Arial" style:font-size-asian="10pt"/>
    </style:style>
    <style:style style:name="ce94" style:family="table-cell" style:parent-style-name="Default">
      <style:text-properties style:font-name="Arial1" fo:font-size="10pt" fo:font-weight="normal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/>
    <style:style style:name="T13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style:font-name="Arial" fo:language="en" fo:country="GB" style:font-name-asian="Tahoma" style:font-name-complex="Tahoma2"/>
    </style:style>
    <style:style style:name="T9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0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14" style:family="text">
      <style:text-properties style:font-name="Arial" fo:font-weight="normal" style:font-name-asian="Lucida Sans Unicode" style:font-weight-asian="normal" style:font-name-complex="Tahoma2" style:font-weight-complex="normal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3"/>
          <table:covered-table-cell table:style-name="ce13"/>
        </table:table-row>
        <table:table-row table:style-name="ro3">
          <table:table-cell office:value-type="string">
            <text:p>SNF_KS_01.0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02.001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3.001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4.001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5.001</text:p>
          </table:table-cell>
          <table:table-cell office:value-type="string">
            <text:p>Manage watch (Add/Edit/Re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6.001</text:p>
          </table:table-cell>
          <table:table-cell office:value-type="string">
            <text:p>Get RSS of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7.0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8.001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09.001</text:p>
          </table:table-cell>
          <table:table-cell office:value-type="string">
            <text:p>Discuss question to forum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0.001</text:p>
          </table:table-cell>
          <table:table-cell office:value-type="string">
            <text:p>View/print preview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11.001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2.001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3.0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4.001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5.001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6.001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7.0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8.001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19.001</text:p>
          </table:table-cell>
          <table:table-cell office:value-type="string">
            <text:p>View profile of user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0.001</text:p>
          </table:table-cell>
          <table:table-cell office:value-type="string">
            <text:p>User Setting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1.0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22.0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3.001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4.001</text:p>
          </table:table-cell>
          <table:table-cell office:value-type="string">
            <text:p>Manage Forum inside a Category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5.0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6.001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7.001</text:p>
          </table:table-cell>
          <table:table-cell office:value-type="string">
            <text:p>Manage Topic inside a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8.0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9.001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0.001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1.001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32.001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3.0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4.001</text:p>
          </table:table-cell>
          <table:table-cell office:value-type="string">
            <text:p>More action on Pos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5.001</text:p>
          </table:table-cell>
          <table:table-cell office:value-type="string">
            <text:p>View category/forum/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6.0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7.001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8.001</text:p>
          </table:table-cell>
          <table:table-cell office:value-type="string">
            <text:p>Permalink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9.001</text:p>
          </table:table-cell>
          <table:table-cell office:value-type="string">
            <text:p>RSS feed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0.001</text:p>
          </table:table-cell>
          <table:table-cell office:value-type="string">
            <text:p>Check breadcrumbs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1.0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2.0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3.0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4.0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5.0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6.001</text:p>
          </table:table-cell>
          <table:table-cell office:value-type="string">
            <text:p>Sort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7.001</text:p>
          </table:table-cell>
          <table:table-cell office:value-type="string">
            <text:p>Censor keyword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8.001</text:p>
          </table:table-cell>
          <table:table-cell office:value-type="string">
            <text:p>Notificat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9.0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0.001</text:p>
          </table:table-cell>
          <table:table-cell office:value-type="string">
            <text:p>Auto-Prun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1.001</text:p>
          </table:table-cell>
          <table:table-cell office:value-type="string">
            <text:p>Manage Topic typ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2.0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3.0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54.0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55.0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6.0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57.0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58.001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59.001</text:p>
          </table:table-cell>
          <table:table-cell table:style-name="ce10" office:value-type="string">
            <text:p>Edit Full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0.001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1.001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2.001</text:p>
          </table:table-cell>
          <table:table-cell table:style-name="ce11" office:value-type="string">
            <text:p>Delet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3.001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4.001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5.001</text:p>
          </table:table-cell>
          <table:table-cell table:style-name="ce11" office:value-type="string">
            <text:p>Preview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6.001</text:p>
          </table:table-cell>
          <table:table-cell table:style-name="ce11" office:value-type="string">
            <text:p>Syntax Hel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7.001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8.001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9.001</text:p>
          </table:table-cell>
          <table:table-cell table:style-name="ce11" office:value-type="string">
            <text:p>View Revis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0.001</text:p>
          </table:table-cell>
          <table:table-cell table:style-name="ce11" office:value-type="string">
            <text:p><text:span text:style-name="T3">Restore Versi</text:span>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1.001</text:p>
          </table:table-cell>
          <table:table-cell table:style-name="ce11" office:value-type="string">
            <text:p>Compare Vers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2.0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73.001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74.001</text:p>
          </table:table-cell>
          <table:table-cell table:style-name="ce11" office:value-type="string">
            <text:p>Setting Edit M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5.0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6.001</text:p>
          </table:table-cell>
          <table:table-cell table:style-name="ce11" office:value-type="string">
            <text:p>Navigation Tree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244" table:default-cell-style-name="Default"/>
        <table:table-row table:style-name="ro11">
          <table:table-cell table:style-name="ce34"/>
          <table:table-cell table:style-name="ce40" office:value-type="string">
            <text:p>TEST CASES</text:p>
          </table:table-cell>
          <table:table-cell table:style-name="ce46"/>
          <table:table-cell table:style-name="ce52" table:number-columns-repeated="2"/>
          <table:table-cell table:style-name="ce58"/>
          <table:table-cell table:style-name="ce15"/>
          <table:table-cell table:style-name="ce52"/>
          <table:table-cell table:style-name="ce81"/>
          <table:table-cell table:style-name="ce86"/>
          <table:table-cell table:style-name="ce87" office:value-type="string">
            <text:p>Passed</text:p>
          </table:table-cell>
          <table:table-cell table:style-name="ce87" table:formula="of:=COUNTIF([.L$7:.L$1028];[.$K1])" office:value-type="float" office:value="0">
            <text:p>0</text:p>
          </table:table-cell>
          <table:table-cell table:style-name="ce87" table:formula="of:=COUNTIF([.M$7:.M$1028];[.$K1])" office:value-type="float" office:value="0">
            <text:p>0</text:p>
          </table:table-cell>
          <table:table-cell table:style-name="ce87" table:formula="of:=COUNTIF([.N$7:.N$1028];[.$K1])" office:value-type="float" office:value="0">
            <text:p>0</text:p>
          </table:table-cell>
          <table:table-cell table:style-name="ce87" table:formula="of:=COUNTIF([.O$7:.O$1028];[.$K1])" office:value-type="float" office:value="0">
            <text:p>0</text:p>
          </table:table-cell>
          <table:table-cell table:style-name="ce92" table:number-columns-repeated="5"/>
          <table:table-cell table:style-name="ce93" table:number-columns-repeated="206"/>
          <table:table-cell table:number-columns-repeated="28"/>
        </table:table-row>
        <table:table-row table:style-name="ro11">
          <table:table-cell table:style-name="ce34"/>
          <table:table-cell table:style-name="ce41" table:number-columns-repeated="2"/>
          <table:table-cell table:style-name="ce52" table:number-columns-repeated="2"/>
          <table:table-cell table:style-name="ce58"/>
          <table:table-cell table:style-name="ce15"/>
          <table:table-cell table:style-name="ce52"/>
          <table:table-cell table:style-name="ce81"/>
          <table:table-cell table:style-name="ce87"/>
          <table:table-cell table:style-name="ce87" office:value-type="string">
            <text:p>Failed</text:p>
          </table:table-cell>
          <table:table-cell table:style-name="ce87" table:formula="of:=COUNTIF([.L$7:.L$1028];[.$K2])" office:value-type="float" office:value="0">
            <text:p>0</text:p>
          </table:table-cell>
          <table:table-cell table:style-name="ce87" table:formula="of:=COUNTIF([.M$7:.M$1028];[.$K2])" office:value-type="float" office:value="0">
            <text:p>0</text:p>
          </table:table-cell>
          <table:table-cell table:style-name="ce87" table:formula="of:=COUNTIF([.N$7:.N$1028];[.$K2])" office:value-type="float" office:value="0">
            <text:p>0</text:p>
          </table:table-cell>
          <table:table-cell table:style-name="ce87" table:formula="of:=COUNTIF([.O$7:.O$1028];[.$K2])" office:value-type="float" office:value="0">
            <text:p>0</text:p>
          </table:table-cell>
          <table:table-cell table:style-name="ce87" table:number-columns-repeated="2"/>
          <table:table-cell table:style-name="ce15"/>
          <table:table-cell table:style-name="ce92" table:number-columns-repeated="2"/>
          <table:table-cell table:style-name="ce93" table:number-columns-repeated="206"/>
          <table:table-cell table:number-columns-repeated="28"/>
        </table:table-row>
        <table:table-row table:style-name="ro3">
          <table:table-cell table:style-name="ce34"/>
          <table:table-cell table:style-name="ce42" office:value-type="string">
            <text:p>Function List<text:span text:style-name="T5">:</text:span></text:p>
          </table:table-cell>
          <table:table-cell table:style-name="ce47" office:value-type="string" table:number-columns-spanned="3" table:number-rows-spanned="1">
            <text:p>All main Actions in Forum, Answer and FAQ porlet</text:p>
          </table:table-cell>
          <table:covered-table-cell table:style-name="ce15"/>
          <table:covered-table-cell table:style-name="ce15"/>
          <table:table-cell table:style-name="ce58"/>
          <table:table-cell table:style-name="ce15"/>
          <table:table-cell table:style-name="ce78"/>
          <table:table-cell table:style-name="ce82"/>
          <table:table-cell table:style-name="ce87"/>
          <table:table-cell table:style-name="ce87" office:value-type="string">
            <text:p>Blocked</text:p>
          </table:table-cell>
          <table:table-cell table:style-name="ce87" table:formula="of:=COUNTIF([.L$7:.L$1028];[.$K3])" office:value-type="float" office:value="0">
            <text:p>0</text:p>
          </table:table-cell>
          <table:table-cell table:style-name="ce87" table:formula="of:=COUNTIF([.M$7:.M$1028];[.$K3])" office:value-type="float" office:value="0">
            <text:p>0</text:p>
          </table:table-cell>
          <table:table-cell table:style-name="ce87" table:formula="of:=COUNTIF([.N$7:.N$1028];[.$K3])" office:value-type="float" office:value="0">
            <text:p>0</text:p>
          </table:table-cell>
          <table:table-cell table:style-name="ce87" table:formula="of:=COUNTIF([.O$7:.O$1028];[.$K3])" office:value-type="float" office:value="0">
            <text:p>0</text:p>
          </table:table-cell>
          <table:table-cell table:style-name="ce87" table:number-columns-repeated="2"/>
          <table:table-cell table:style-name="ce15"/>
          <table:table-cell table:style-name="ce92" table:number-columns-repeated="2"/>
          <table:table-cell table:style-name="ce93" table:number-columns-repeated="206"/>
          <table:table-cell table:number-columns-repeated="28"/>
        </table:table-row>
        <table:table-row table:style-name="ro12">
          <table:table-cell table:style-name="ce34"/>
          <table:table-cell table:style-name="ce42" office:value-type="string">
            <text:p>Total main cases:</text:p>
          </table:table-cell>
          <table:table-cell table:style-name="ce48" table:formula="of:=MAX([.A7:.A1123])" office:value-type="float" office:value="76" table:number-columns-spanned="3" table:number-rows-spanned="1">
            <text:p>76</text:p>
          </table:table-cell>
          <table:covered-table-cell table:style-name="ce53"/>
          <table:covered-table-cell table:style-name="ce53"/>
          <table:table-cell table:style-name="ce58"/>
          <table:table-cell table:style-name="ce15"/>
          <table:table-cell table:style-name="ce78"/>
          <table:table-cell table:style-name="ce82"/>
          <table:table-cell table:style-name="ce87"/>
          <table:table-cell table:style-name="ce88" office:value-type="string">
            <text:p>Untested</text:p>
          </table:table-cell>
          <table:table-cell table:style-name="ce87" table:formula="of:=COUNTIF([.L$7:.L$1028];[.$K4])" office:value-type="float" office:value="0">
            <text:p>0</text:p>
          </table:table-cell>
          <table:table-cell table:style-name="ce87" table:formula="of:=COUNTIF([.M$7:.M$1028];[.$K4])" office:value-type="float" office:value="0">
            <text:p>0</text:p>
          </table:table-cell>
          <table:table-cell table:style-name="ce87" table:formula="of:=COUNTIF([.N$7:.N$1028];[.$K4])" office:value-type="float" office:value="0">
            <text:p>0</text:p>
          </table:table-cell>
          <table:table-cell table:style-name="ce87" table:formula="of:=COUNTIF([.O$7:.O$1028];[.$K4])" office:value-type="float" office:value="0">
            <text:p>0</text:p>
          </table:table-cell>
          <table:table-cell table:style-name="ce87" table:number-columns-repeated="2"/>
          <table:table-cell table:style-name="ce15"/>
          <table:table-cell table:style-name="ce92" table:number-columns-repeated="2"/>
          <table:table-cell table:style-name="ce93" table:number-columns-repeated="206"/>
          <table:table-cell table:number-columns-repeated="28"/>
        </table:table-row>
        <table:table-row table:style-name="ro11">
          <table:table-cell table:style-name="ce34"/>
          <table:table-cell table:style-name="ce43"/>
          <table:table-cell table:style-name="ce49"/>
          <table:table-cell table:style-name="ce54" table:number-columns-repeated="2"/>
          <table:table-cell table:style-name="ce59"/>
          <table:table-cell table:style-name="ce54" table:number-columns-repeated="2"/>
          <table:table-cell table:style-name="ce83"/>
          <table:table-cell table:style-name="ce88"/>
          <table:table-cell table:style-name="ce15" office:value-type="string">
            <text:p>N/A</text:p>
          </table:table-cell>
          <table:table-cell table:style-name="ce87" table:formula="of:=COUNTIF([.L$7:.L$1028];[.$K5])" office:value-type="float" office:value="0">
            <text:p>0</text:p>
          </table:table-cell>
          <table:table-cell table:style-name="ce87" table:formula="of:=COUNTIF([.M$7:.M$1028];[.$K5])" office:value-type="float" office:value="0">
            <text:p>0</text:p>
          </table:table-cell>
          <table:table-cell table:style-name="ce87" table:formula="of:=COUNTIF([.N$7:.N$1028];[.$K5])" office:value-type="float" office:value="0">
            <text:p>0</text:p>
          </table:table-cell>
          <table:table-cell table:style-name="ce87" table:formula="of:=COUNTIF([.O$7:.O$1028];[.$K5])" office:value-type="float" office:value="0">
            <text:p>0</text:p>
          </table:table-cell>
          <table:table-cell table:style-name="ce87" table:number-columns-repeated="2"/>
          <table:table-cell table:style-name="ce15"/>
          <table:table-cell table:style-name="ce54" table:number-columns-repeated="2"/>
          <table:table-cell table:style-name="ce94" table:number-columns-repeated="206"/>
          <table:table-cell table:number-columns-repeated="28"/>
        </table:table-row>
        <table:table-row table:style-name="ro2">
          <table:table-cell table:style-name="ce35" office:value-type="string">
            <text:p>Case No</text:p>
          </table:table-cell>
          <table:table-cell table:style-name="ce44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Name</text:p>
          </table:table-cell>
          <table:table-cell table:style-name="ce60" office:value-type="string">
            <text:p>Description</text:p>
          </table:table-cell>
          <table:table-cell table:style-name="ce50" office:value-type="string">
            <text:p>Step</text:p>
          </table:table-cell>
          <table:table-cell table:style-name="ce50" office:value-type="string">
            <text:p>Expected Result</text:p>
          </table:table-cell>
          <table:table-cell table:style-name="ce84" office:value-type="string">
            <text:p>Priority</text:p>
          </table:table-cell>
          <table:table-cell table:style-name="ce5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/>
          <table:table-cell table:style-name="ce91" table:number-columns-repeated="3"/>
          <table:table-cell table:style-name="ce90" office:value-type="string">
            <text:p>JIRA issue</text:p>
          </table:table-cell>
          <table:table-cell table:style-name="ce90" office:value-type="string">
            <text:p>Comment</text:p>
          </table:table-cell>
          <table:table-cell table:style-name="ce91" table:number-columns-repeated="3"/>
          <table:table-cell table:style-name="ce95" table:number-columns-repeated="234"/>
        </table:table-row>
        <table:table-row table:style-name="ro13">
          <table:table-cell table:style-name="ce36" office:value-type="float" office:value="1">
            <text:p>001</text:p>
          </table:table-cell>
          <table:table-cell table:style-name="ce45" office:value-type="string">
            <text:p>SNF_KS_01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Manage Category</text:p>
          </table:table-cell>
          <table:table-cell table:style-name="ce8" office:value-type="string">
            <text:p>Manage Category(Add/Edit/Delete/Move)</text:p>
          </table:table-cell>
          <table:table-cell table:style-name="ce56" table:content-validation-name="val1" office:value-type="string">
            <text:p>Step 1: Add/Edit/Move/Delete category</text:p>
          </table:table-cell>
          <table:table-cell table:style-name="ce56" office:value-type="string">
            <text:p>- Add new category</text:p>
            <text:p>- Edit existing category</text:p>
            <text:p>- Delete category</text:p>
            <text:p>- Move category to a destination category</text:p>
          </table:table-cell>
          <table:table-cell table:style-name="ce5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4">
          <table:table-cell table:style-name="ce3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5" office:value-type="string">
            <text:p>SNF_KS_02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Drag and Drop Category</text:p>
          </table:table-cell>
          <table:table-cell table:style-name="ce8" office:value-type="string">
            <text:p>Drag and Drop category</text:p>
          </table:table-cell>
          <table:table-cell table:style-name="ce56" table:content-validation-name="val1" office:value-type="string">
            <text:p>Step 1: Create categories after drag and drop them</text:p>
          </table:table-cell>
          <table:table-cell table:style-name="ce56" office:value-type="string">
            <text:p>- Create some categories </text:p>
            <text:p>- Drag and drop a category into another category</text:p>
          </table:table-cell>
          <table:table-cell table:style-name="ce56" office:value-type="string">
            <text:p>Category is dragged and dropped successfully to selected category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5">
          <table:table-cell table:style-name="ce3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5" office:value-type="string">
            <text:p>SNF_KS_03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Export and Import Category</text:p>
          </table:table-cell>
          <table:table-cell table:style-name="ce8" office:value-type="string">
            <text:p>Export/Import category</text:p>
          </table:table-cell>
          <table:table-cell table:style-name="ce56" table:content-validation-name="val1" office:value-type="string">
            <text:p>Step 1: Create categories after export and import them</text:p>
          </table:table-cell>
          <table:table-cell table:style-name="ce56" office:value-type="string">
            <text:p>Export one category and then import this category to the Answer</text:p>
          </table:table-cell>
          <table:table-cell table:style-name="ce56" office:value-type="string">
            <text:p>Category and its questions are exported/imported successfully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/>
          <table:table-cell table:style-name="ce15" office:value-type="string">
            <text:p>KS-2948</text:p>
          </table:table-cell>
          <table:table-cell table:style-name="ce15" table:number-columns-repeated="8"/>
          <table:table-cell table:number-columns-repeated="234"/>
        </table:table-row>
        <table:table-row table:style-name="ro16">
          <table:table-cell table:style-name="ce3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5" office:value-type="string">
            <text:p>SNF_KS_04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Watch and Unwatch Category</text:p>
          </table:table-cell>
          <table:table-cell table:style-name="ce8" office:value-type="string">
            <text:p>Watch/Unwatch category</text:p>
          </table:table-cell>
          <table:table-cell table:style-name="ce56" table:content-validation-name="val1" office:value-type="string">
            <text:p>Step 1: Create category after watch and unwatch them</text:p>
          </table:table-cell>
          <table:table-cell table:style-name="ce56" office:value-type="string">
            <text:p>- Watch/Unwatch a category by right click</text:p>
            <text:p/>
          </table:table-cell>
          <table:table-cell table:style-name="ce56" office:value-type="string">
            <text:p>Category is watched/unwatched successfully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7">
          <table:table-cell table:style-name="ce3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5" office:value-type="string">
            <text:p>SNF_KS_05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Manage Watch </text:p>
          </table:table-cell>
          <table:table-cell table:style-name="ce8" office:value-type="string">
            <text:p>Manage watch (Add/Edit/Remove)</text:p>
          </table:table-cell>
          <table:table-cell table:style-name="ce56" table:content-validation-name="val1" office:value-type="string">
            <text:p>Step 1: Manage watch</text:p>
          </table:table-cell>
          <table:table-cell table:style-name="ce56" office:value-type="string">
            <text:p>- Watch a category</text:p>
            <text:p>- <text:s/>Add/Edit/Remove watch from Manage watch form</text:p>
          </table:table-cell>
          <table:table-cell table:style-name="ce56" office:value-type="string">
            <text:p>Email address is added/edited/deleted successful in Manage watch form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8">
          <table:table-cell table:style-name="ce3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5" office:value-type="string">
            <text:p>SNF_KS_06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RSS Category</text:p>
          </table:table-cell>
          <table:table-cell table:style-name="ce8" office:value-type="string">
            <text:p>Get RSS of Category</text:p>
          </table:table-cell>
          <table:table-cell table:style-name="ce56" table:content-validation-name="val1" office:value-type="string">
            <text:p>Step 1: Get RSS of category</text:p>
          </table:table-cell>
          <table:table-cell table:style-name="ce56" office:value-type="string">
            <text:p>- Open a category</text:p>
            <text:p>- Select “RSS” on main menu or right click menu</text:p>
          </table:table-cell>
          <table:table-cell table:style-name="ce56" office:value-type="string">
            <text:p>Category and questions inside is displayed in RSS feed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9">
          <table:table-cell table:style-name="ce3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5" office:value-type="string">
            <text:p>SNF_KS_07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Basic Actions On Question</text:p>
          </table:table-cell>
          <table:table-cell table:style-name="ce8" office:value-type="string">
            <text:p>Basic action on question(Add/Edit/Delete/Move)</text:p>
          </table:table-cell>
          <table:table-cell table:style-name="ce56" table:content-validation-name="val1" office:value-type="string">
            <text:p>Step 1: Add/Edit/Move/Delete <text:s/>Question</text:p>
          </table:table-cell>
          <table:table-cell table:style-name="ce56" office:value-type="string">
            <text:p>- Add Question</text:p>
            <text:p>- Edit Question</text:p>
            <text:p>- Delete Question</text:p>
            <text:p>- Move Question</text:p>
            <text:p/>
            <text:p/>
          </table:table-cell>
          <table:table-cell table:style-name="ce5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0">
          <table:table-cell table:style-name="ce3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5" office:value-type="string">
            <text:p>SNF_KS_08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Vote Question</text:p>
          </table:table-cell>
          <table:table-cell table:style-name="ce8" office:value-type="string">
            <text:p>Vote question</text:p>
          </table:table-cell>
          <table:table-cell table:style-name="ce56" table:content-validation-name="val1" office:value-type="string">
            <text:p>Step 1: Vote Question</text:p>
          </table:table-cell>
          <table:table-cell table:style-name="ce56" office:value-type="string">
            <text:p>- Open a question</text:p>
            <text:p>- Vote Question by select number of star</text:p>
          </table:table-cell>
          <table:table-cell table:style-name="ce56" office:value-type="string">
            <text:p>- Question is voted successful.</text:p>
            <text:p>The number of stars are selected set yellow.</text:p>
            <text:p/>
          </table:table-cell>
          <table:table-cell table:style-name="ce14" office:value-type="string">
            <text:p>Low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1">
          <table:table-cell table:style-name="ce3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5" office:value-type="string">
            <text:p>SNF_KS_0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Discuss Question</text:p>
          </table:table-cell>
          <table:table-cell table:style-name="ce8" office:value-type="string">
            <text:p>Discuss question to forum</text:p>
          </table:table-cell>
          <table:table-cell table:style-name="ce56" table:content-validation-name="val1" office:value-type="string">
            <text:p>Step 1: Discuss Question</text:p>
          </table:table-cell>
          <table:table-cell table:style-name="ce56" office:value-type="string">
            <text:p>- Add forum in Forum page</text:p>
            <text:p>- Enable discussion function by edit answer page and change in Edit mode </text:p>
            <text:p>- Discuss question in forum by right click or click on discuss icon</text:p>
          </table:table-cell>
          <table:table-cell table:style-name="ce56" office:value-type="string">
            <text:p>Discuss question in forum is successful</text:p>
            <text:p>The question become a topic in the selected forum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2">
          <table:table-cell table:style-name="ce3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5" office:value-type="string">
            <text:p>SNF_KS_1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Print Question</text:p>
          </table:table-cell>
          <table:table-cell table:style-name="ce8" office:value-type="string">
            <text:p>View/print preview question</text:p>
          </table:table-cell>
          <table:table-cell table:style-name="ce61" table:content-validation-name="val1" office:value-type="string">
            <text:p>Step 1: Print Question</text:p>
          </table:table-cell>
          <table:table-cell table:style-name="ce56" office:value-type="string">
            <text:p>- Open a question</text:p>
            <text:p>- Click Print Preview icon </text:p>
            <text:p>- Check Print Preview page</text:p>
            <text:p>- Click Print/Close button</text:p>
          </table:table-cell>
          <table:table-cell table:style-name="ce56" office:value-type="string">
            <text:p>Question content is shown in print preview form</text:p>
          </table:table-cell>
          <table:table-cell table:style-name="ce14" office:value-type="string">
            <text:p>Low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3">
          <table:table-cell table:style-name="ce3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5" office:value-type="string">
            <text:p>SNF_KS_1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Send Question</text:p>
          </table:table-cell>
          <table:table-cell table:style-name="ce8" office:value-type="string">
            <text:p>Send to friend</text:p>
          </table:table-cell>
          <table:table-cell table:style-name="ce56" table:content-validation-name="val1" office:value-type="string">
            <text:p>Step 1: Send Question</text:p>
          </table:table-cell>
          <table:table-cell table:style-name="ce56" office:value-type="string">
            <text:p>- Right click on question and send question</text:p>
            <text:p>- Check mail Inbox to see question content, question link</text:p>
          </table:table-cell>
          <table:table-cell table:style-name="ce56" office:value-type="string">
            <text:p>- Mail is sent successful to email address</text:p>
            <text:p>- Content of mail includes Question content &amp; Question link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4">
          <table:table-cell table:style-name="ce3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5" office:value-type="string">
            <text:p>SNF_KS_1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Manage Question</text:p>
          </table:table-cell>
          <table:table-cell table:style-name="ce8" office:value-type="string">
            <text:p>Manage Question</text:p>
          </table:table-cell>
          <table:table-cell table:style-name="ce61" table:content-validation-name="val1" office:value-type="string">
            <text:p>Step 1: Manage <text:s/>Question</text:p>
          </table:table-cell>
          <table:table-cell table:style-name="ce56" office:value-type="string">
            <text:p>Click Manage Question in the main menu</text:p>
            <text:p>- Approve/disapprove</text:p>
            <text:p>- Active/Inactive </text:p>
            <text:p>- Answer question</text:p>
            <text:p>- Edit question</text:p>
            <text:p>- Delete question</text:p>
          </table:table-cell>
          <table:table-cell table:style-name="ce5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5">
          <table:table-cell table:style-name="ce3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5" office:value-type="string">
            <text:p>SNF_KS_1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Basic Actions On Answer</text:p>
          </table:table-cell>
          <table:table-cell table:style-name="ce8" office:value-type="string">
            <text:p>Basic action on answer (Add/Edit/Delete)</text:p>
          </table:table-cell>
          <table:table-cell table:style-name="ce56" table:content-validation-name="val1" office:value-type="string">
            <text:p>Step 1: Add/Edit/Delete Answer</text:p>
          </table:table-cell>
          <table:table-cell table:style-name="ce56" office:value-type="string">
            <text:p>- Add answers in question</text:p>
            <text:p>- Edit/delete answers</text:p>
            <text:p/>
            <text:p/>
          </table:table-cell>
          <table:table-cell table:style-name="ce5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6">
          <table:table-cell table:style-name="ce3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5" office:value-type="string">
            <text:p>SNF_KS_1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Rate and Sort Answer</text:p>
          </table:table-cell>
          <table:table-cell table:style-name="ce8" office:value-type="string">
            <text:p>Rate/Sort answers</text:p>
          </table:table-cell>
          <table:table-cell table:style-name="ce56" table:content-validation-name="val1" office:value-type="string">
            <text:p>Step 1: Rate and Sort Answer</text:p>
          </table:table-cell>
          <table:table-cell table:style-name="ce56" office:value-type="string">
            <text:p>- Open a question having answer</text:p>
            <text:p>- Rate answers by click on hand up or down icon</text:p>
            <text:p>- Sort answers by click sort icon</text:p>
          </table:table-cell>
          <table:table-cell table:style-name="ce56" office:value-type="string">
            <text:p>- Answer is rated with index </text:p>
            <text:p>- Answer is sorted by ascending/descending 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7">
          <table:table-cell table:style-name="ce3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5" office:value-type="string">
            <text:p>SNF_KS_1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Active and Approve Answer</text:p>
          </table:table-cell>
          <table:table-cell table:style-name="ce8" office:value-type="string">
            <text:p>Activate/Approve answer</text:p>
          </table:table-cell>
          <table:table-cell table:style-name="ce61" table:content-validation-name="val1" office:value-type="string">
            <text:p>Step 1: Active and Approve Answer</text:p>
          </table:table-cell>
          <table:table-cell table:style-name="ce5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5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1">
          <table:table-cell table:style-name="ce3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5" office:value-type="string">
            <text:p>SNF_KS_1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Manage <text:s/>Comment</text:p>
          </table:table-cell>
          <table:table-cell table:style-name="ce8" office:value-type="string">
            <text:p>Manage Comment in Question (Add/Edit/Delete/Promote)</text:p>
          </table:table-cell>
          <table:table-cell table:style-name="ce56" table:content-validation-name="val1" office:value-type="string">
            <text:p>Step 1: Add/Edit/Delete/ Promote comment</text:p>
          </table:table-cell>
          <table:table-cell table:style-name="ce56" office:value-type="string">
            <text:p>- Open a question having comment</text:p>
            <text:p>- Add/Edit/Delete comment in question</text:p>
            <text:p>- Promote a comment as answers by click on promote icon</text:p>
          </table:table-cell>
          <table:table-cell table:style-name="ce5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8">
          <table:table-cell table:style-name="ce3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5" office:value-type="string">
            <text:p>SNF_KS_1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Quick Search</text:p>
          </table:table-cell>
          <table:table-cell table:style-name="ce8" office:value-type="string">
            <text:p>Quick search</text:p>
          </table:table-cell>
          <table:table-cell table:style-name="ce56" table:content-validation-name="val1" office:value-type="string">
            <text:p>Step 1: Quick Search</text:p>
          </table:table-cell>
          <table:table-cell table:style-name="ce56" office:value-type="string">
            <text:p>- Enter a search keyword</text:p>
            <text:p>- Check quick search icon</text:p>
            <text:p/>
          </table:table-cell>
          <table:table-cell table:style-name="ce56" office:value-type="string">
            <text:p>Return search result with items matched key word search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9">
          <table:table-cell table:style-name="ce3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5" office:value-type="string">
            <text:p>SNF_KS_1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Advanced Search</text:p>
          </table:table-cell>
          <table:table-cell table:style-name="ce8" office:value-type="string">
            <text:p>Advanced search</text:p>
          </table:table-cell>
          <table:table-cell table:style-name="ce56" table:content-validation-name="val1" office:value-type="string">
            <text:p>Step 1: Advanced Search</text:p>
          </table:table-cell>
          <table:table-cell table:style-name="ce56" office:value-type="string">
            <text:p>- Open Advanced Search form</text:p>
            <text:p>- Check advanced search in case search in entry, category and both.</text:p>
          </table:table-cell>
          <table:table-cell table:style-name="ce56" office:value-type="string">
            <text:p>Return search result with items matched key word and conditions search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0">
          <table:table-cell table:style-name="ce3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5" office:value-type="string">
            <text:p>SNF_KS_1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View Profile</text:p>
          </table:table-cell>
          <table:table-cell table:style-name="ce8" office:value-type="string">
            <text:p>View profile of user</text:p>
          </table:table-cell>
          <table:table-cell table:style-name="ce56" table:content-validation-name="val1" office:value-type="string">
            <text:p>Step 1: View Profile</text:p>
          </table:table-cell>
          <table:table-cell table:style-name="ce56" office:value-type="string">
            <text:p>- Click on full name of user below avatar </text:p>
          </table:table-cell>
          <table:table-cell table:style-name="ce56" office:value-type="string">
            <text:p>Profile of user is shown properties</text:p>
          </table:table-cell>
          <table:table-cell table:style-name="ce14" office:value-type="string">
            <text:p>Low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1">
          <table:table-cell table:style-name="ce3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5" office:value-type="string">
            <text:p>SNF_KS_2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User Setting</text:p>
          </table:table-cell>
          <table:table-cell table:style-name="ce8" office:value-type="string">
            <text:p>User Setting</text:p>
          </table:table-cell>
          <table:table-cell table:style-name="ce61" table:content-validation-name="val1" office:value-type="string">
            <text:p>Step 1: User setting</text:p>
          </table:table-cell>
          <table:table-cell table:style-name="ce56" office:value-type="string">
            <text:p>- Click on User Setting on the main bar</text:p>
            <text:p>- Check arrange by name, created date and sort type in ascending or descending</text:p>
            <text:p>- Change avatars</text:p>
            <text:p>- Manage my watches</text:p>
          </table:table-cell>
          <table:table-cell table:style-name="ce56" office:value-type="string">
            <text:p>- Question list is sorted by properties</text:p>
            <text:p>- Avatar is updated and displayed in question</text:p>
            <text:p>- Watched category by users is listed in My watches form</text:p>
          </table:table-cell>
          <table:table-cell table:style-name="ce14" office:value-type="string">
            <text:p>Low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2">
          <table:table-cell table:style-name="ce3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5" office:value-type="string">
            <text:p>SNF_KS_2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Setting Porlet</text:p>
          </table:table-cell>
          <table:table-cell table:style-name="ce8" office:value-type="string">
            <text:p>Setting Answer porlet</text:p>
          </table:table-cell>
          <table:table-cell table:style-name="ce56" table:content-validation-name="val1" office:value-type="string">
            <text:p>Step 1: Setting porlet from edit mode</text:p>
          </table:table-cell>
          <table:table-cell table:style-name="ce5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56" office:value-type="string">
            <text:p>Setting porlet is successful with properties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6">
          <table:table-cell table:style-name="ce3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5" office:value-type="string">
            <text:p>SNF_KS_2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asic Actions On Category</text:p>
          </table:table-cell>
          <table:table-cell table:style-name="ce8" office:value-type="string">
            <text:p>Basic action on Category(Add/Edit/Delete)</text:p>
          </table:table-cell>
          <table:table-cell table:style-name="ce56" table:content-validation-name="val1" office:value-type="string">
            <text:p>Step 1: Add/Edit/Delete category</text:p>
          </table:table-cell>
          <table:table-cell table:style-name="ce56" office:value-type="string">
            <text:p>- Add category</text:p>
            <text:p>- Edit category</text:p>
            <text:p>- Delete category</text:p>
          </table:table-cell>
          <table:table-cell table:style-name="ce5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9">
          <table:table-cell table:style-name="ce3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5" office:value-type="string">
            <text:p>SNF_KS_2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Import and Export</text:p>
          </table:table-cell>
          <table:table-cell table:style-name="ce8" office:value-type="string">
            <text:p>Import/Export category &amp; forum</text:p>
          </table:table-cell>
          <table:table-cell table:style-name="ce56" table:content-validation-name="val1" office:value-type="string">
            <text:p>Step 1: Create categories/forums after drag and drop them</text:p>
          </table:table-cell>
          <table:table-cell table:style-name="ce56" office:value-type="string">
            <text:p>- Import/ export all categories</text:p>
            <text:p>- Import/ export one category</text:p>
            <text:p>- Import/ export one forum</text:p>
          </table:table-cell>
          <table:table-cell table:style-name="ce56" office:value-type="string">
            <text:p>Category/Forum is import/export successful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/>
          <table:table-cell table:style-name="ce15" office:value-type="string">
            <text:p>KS-2948</text:p>
          </table:table-cell>
          <table:table-cell table:style-name="ce15" table:number-columns-repeated="8"/>
          <table:table-cell table:number-columns-repeated="234"/>
        </table:table-row>
        <table:table-row table:style-name="ro33">
          <table:table-cell table:style-name="ce3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5" office:value-type="string">
            <text:p>SNF_KS_2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anage Forum inside Category</text:p>
          </table:table-cell>
          <table:table-cell table:style-name="ce8" office:value-type="string">
            <text:p>Manage Forum inside a Category</text:p>
          </table:table-cell>
          <table:table-cell table:style-name="ce56" table:content-validation-name="val1" office:value-type="string">
            <text:p>Step 1: Manage Forum </text:p>
          </table:table-cell>
          <table:table-cell table:style-name="ce56" office:value-type="string">
            <text:p>- Add/Edit/move/ remove forum</text:p>
            <text:p>- Lock/Unlock forum</text:p>
            <text:p>- Close/Open forum</text:p>
            <text:p/>
            <text:p/>
            <text:p/>
          </table:table-cell>
          <table:table-cell table:style-name="ce56" office:value-type="string">
            <text:p>- Forum is added/edited/removed successful </text:p>
            <text:p>- Forum is locked/unlocked, closed/opened successful</text:p>
            <text:p>- Normal user can not view closed forum and add topic into locked forum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4">
          <table:table-cell table:style-name="ce3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5" office:value-type="string">
            <text:p>SNF_KS_2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asic Actions On Forum</text:p>
          </table:table-cell>
          <table:table-cell table:style-name="ce8" office:value-type="string">
            <text:p>Basic action on Forum(Add/Edit/Delete/Move)</text:p>
          </table:table-cell>
          <table:table-cell table:style-name="ce56" table:content-validation-name="val1" office:value-type="string">
            <text:p>Step 1: Add/Edit/Move/Delete <text:s/>Forum</text:p>
          </table:table-cell>
          <table:table-cell table:style-name="ce56" office:value-type="string">
            <text:p>- Add forum</text:p>
            <text:p>- Edit forum</text:p>
            <text:p>- Delete forum</text:p>
            <text:p>- Move forum</text:p>
          </table:table-cell>
          <table:table-cell table:style-name="ce5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5">
          <table:table-cell table:style-name="ce3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5" office:value-type="string">
            <text:p>SNF_KS_2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ore Actions on Forum</text:p>
          </table:table-cell>
          <table:table-cell table:style-name="ce8" office:value-type="string">
            <text:p>More action on Forum(Lock/Unlock/Open/Close)</text:p>
          </table:table-cell>
          <table:table-cell table:style-name="ce56" table:content-validation-name="val1" office:value-type="string">
            <text:p>Step 1: Lock/Unlock/Open/ Close Forum</text:p>
          </table:table-cell>
          <table:table-cell table:style-name="ce56" office:value-type="string">
            <text:p>- Lock/Unlock forum from More actions <text:s/>menu</text:p>
            <text:p>- Open/Close forum form More actions menu</text:p>
            <text:p>- Manage watch in forum</text:p>
            <text:p>- Manage Ban IP in forum</text:p>
          </table:table-cell>
          <table:table-cell table:style-name="ce5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6">
          <table:table-cell table:style-name="ce3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5" office:value-type="string">
            <text:p>SNF_KS_2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anage Topic inside Forum</text:p>
          </table:table-cell>
          <table:table-cell table:style-name="ce8" office:value-type="string">
            <text:p>Manage Topic inside a Forum</text:p>
          </table:table-cell>
          <table:table-cell table:style-name="ce56" table:content-validation-name="val1" office:value-type="string">
            <text:p>Step 1: Manage Topic inside Forum</text:p>
          </table:table-cell>
          <table:table-cell table:style-name="ce56" office:value-type="string">
            <text:p>- Edit/move/delete topic</text:p>
            <text:p>- Open/close topic</text:p>
            <text:p>- Lock/Unlock topic</text:p>
            <text:p>- Stick/Untick topic</text:p>
            <text:p>- Merge topic</text:p>
            <text:p>- Censor topic</text:p>
            <text:p>- Approve/Disapprove topic</text:p>
            <text:p>- Activate/Deactivate topic</text:p>
          </table:table-cell>
          <table:table-cell table:style-name="ce56" office:value-type="string">
            <text:p>- Topic is edited/moved/deleted successful</text:p>
            <text:p>- Other actions in menu is work validly </text:p>
            <text:p>- Normal user can not view closed/censored/disapproved/deactivated topic and add post into locked topic</text:p>
            <text:p>- The sticked topic is add stick icon and moved on the top of the topic list</text:p>
            <text:p>- The selected topics are merged in one</text:p>
            <text:p/>
            <text:p/>
            <text:p/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7">
          <table:table-cell table:style-name="ce3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5" office:value-type="string">
            <text:p>SNF_KS_2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asic Actions on Topic</text:p>
          </table:table-cell>
          <table:table-cell table:style-name="ce8" office:value-type="string">
            <text:p>Basic action on Topic (Add/Edit/Delete/Move)</text:p>
          </table:table-cell>
          <table:table-cell table:style-name="ce56" table:content-validation-name="val1" office:value-type="string">
            <text:p>Step 1: Add/Edit/Move/Delete <text:s/>Topic</text:p>
          </table:table-cell>
          <table:table-cell table:style-name="ce56" office:value-type="string">
            <text:p>- Add topic</text:p>
            <text:p>- Edit topic</text:p>
            <text:p>- Delete topic</text:p>
            <text:p>- Move topic</text:p>
          </table:table-cell>
          <table:table-cell table:style-name="ce5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8">
          <table:table-cell table:style-name="ce3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5" office:value-type="string">
            <text:p>SNF_KS_2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ore Actions on Topic</text:p>
          </table:table-cell>
          <table:table-cell table:style-name="ce8" office:value-type="string">
            <text:p>More action on Topic</text:p>
          </table:table-cell>
          <table:table-cell table:style-name="ce56" table:content-validation-name="val1" office:value-type="string">
            <text:p>Step 1: Lock/Unlock/Open/ Close/Stick/split Topic</text:p>
          </table:table-cell>
          <table:table-cell table:style-name="ce56" office:value-type="string">
            <text:p>- Lock/Unlock topic</text:p>
            <text:p>- Close/Open topic</text:p>
            <text:p>- Stick/Unstick topic</text:p>
            <text:p>- Split topic</text:p>
            <text:p>- Manage watch</text:p>
          </table:table-cell>
          <table:table-cell table:style-name="ce56" office:value-type="string">
            <text:p>- Topic is locked/unlocked, closed/opened successful. Normal user can not view closed topic</text:p>
            <text:p>and add post into locked topic</text:p>
            <text:p>- topic is sticked successful. The sticked topic is moved to the top of topic list</text:p>
            <text:p>- Topic is split successful. The selected posts in topic are separated successfully</text:p>
            <text:p>- Topic is watched successful. Watched email is listed in Watches form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1">
          <table:table-cell table:style-name="ce3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5" office:value-type="string">
            <text:p>SNF_KS_3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Tag Topic</text:p>
          </table:table-cell>
          <table:table-cell table:style-name="ce9" office:value-type="string">
            <text:p>Tag for topic</text:p>
          </table:table-cell>
          <table:table-cell table:style-name="ce61" table:content-validation-name="val1" office:value-type="string">
            <text:p>Step 1: Manage tag on Topic</text:p>
          </table:table-cell>
          <table:table-cell table:style-name="ce63" office:value-type="string">
            <text:p>- Add tag for topic</text:p>
            <text:p>- View tag</text:p>
            <text:p>- Untag in topic</text:p>
            <text:p>- Auto suggest tag</text:p>
            <text:p/>
          </table:table-cell>
          <table:table-cell table:style-name="ce63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9">
          <table:table-cell table:style-name="ce3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5" office:value-type="string">
            <text:p>SNF_KS_3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Rate Topic</text:p>
          </table:table-cell>
          <table:table-cell table:style-name="ce9" office:value-type="string">
            <text:p>Rate topic</text:p>
          </table:table-cell>
          <table:table-cell table:style-name="ce56" table:content-validation-name="val1" office:value-type="string">
            <text:p>Step 1: Rate Topic</text:p>
          </table:table-cell>
          <table:table-cell table:style-name="ce63" office:value-type="string">
            <text:p>- Rate a topic</text:p>
            <text:p/>
          </table:table-cell>
          <table:table-cell table:style-name="ce63" office:value-type="string">
            <text:p>Topic is rated successfully. The number of stars are selected set yellow.</text:p>
            <text:p><text:span text:style-name="T11"/></text:p>
          </table:table-cell>
          <table:table-cell table:style-name="ce14" office:value-type="string">
            <text:p>Low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0">
          <table:table-cell table:style-name="ce3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5" office:value-type="string">
            <text:p>SNF_KS_3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anage Poll</text:p>
          </table:table-cell>
          <table:table-cell table:style-name="ce8" office:value-type="string">
            <text:p>Manage Poll in topic</text:p>
          </table:table-cell>
          <table:table-cell table:style-name="ce61" table:content-validation-name="val1" office:value-type="string">
            <text:p>Step 1: Add/Edit/Remove/ Close/Reopen poll</text:p>
          </table:table-cell>
          <table:table-cell table:style-name="ce56" office:value-type="string">
            <text:p>- Add/edit poll</text:p>
            <text:p>- Close/Reopen Poll</text:p>
            <text:p>- Remove poll</text:p>
          </table:table-cell>
          <table:table-cell table:style-name="ce5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1">
          <table:table-cell table:style-name="ce3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5" office:value-type="string">
            <text:p>SNF_KS_3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asic Actions on Post</text:p>
          </table:table-cell>
          <table:table-cell table:style-name="ce8" office:value-type="string">
            <text:p>Basic action on Post </text:p>
          </table:table-cell>
          <table:table-cell table:style-name="ce56" table:content-validation-name="val1" office:value-type="string">
            <text:p>Step 1: Add/Edit/Delete post</text:p>
          </table:table-cell>
          <table:table-cell table:style-name="ce56" office:value-type="string">
            <text:p>- Add/Edit/Delete post </text:p>
            <text:p>- Add private post</text:p>
            <text:p>- Quote a post</text:p>
            <text:p><text:s/></text:p>
          </table:table-cell>
          <table:table-cell table:style-name="ce5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2">
          <table:table-cell table:style-name="ce3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5" office:value-type="string">
            <text:p>SNF_KS_3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ore Actions on Post</text:p>
          </table:table-cell>
          <table:table-cell table:style-name="ce8" office:value-type="string">
            <text:p>More action on Post</text:p>
          </table:table-cell>
          <table:table-cell table:style-name="ce56" table:content-validation-name="val1" office:value-type="string">
            <text:p>Step 1: Move/Delete/Show/ Hide/Approve post</text:p>
          </table:table-cell>
          <table:table-cell table:style-name="ce56" office:value-type="string">
            <text:p>- Move/Delete posts </text:p>
            <text:p>- Show/Hide post</text:p>
            <text:p>- Approve post</text:p>
            <text:p><text:s/></text:p>
          </table:table-cell>
          <table:table-cell table:style-name="ce56" office:value-type="string">
            <text:p>- Post is moved/deleted successful</text:p>
            <text:p>- Show/hide post work validly. Normal users can not view hidden post and disapprove pos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3">
          <table:table-cell table:style-name="ce3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5" office:value-type="string">
            <text:p>SNF_KS_3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View Category Forum Topic</text:p>
          </table:table-cell>
          <table:table-cell table:style-name="ce8" office:value-type="string">
            <text:p>View category/forum/topic</text:p>
          </table:table-cell>
          <table:table-cell table:style-name="ce56" table:content-validation-name="val1" office:value-type="string">
            <text:p>Step 1: View category/forum/topic</text:p>
          </table:table-cell>
          <table:table-cell table:style-name="ce56" office:value-type="string">
            <text:p>- View category/forum/topic </text:p>
            <text:p>- View attachment in topic</text:p>
          </table:table-cell>
          <table:table-cell table:style-name="ce56" office:value-type="string">
            <text:p>Properties of category/forum/ topic is shown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0">
          <table:table-cell table:style-name="ce3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5" office:value-type="string">
            <text:p>SNF_KS_3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Quick search</text:p>
          </table:table-cell>
          <table:table-cell table:style-name="ce8" office:value-type="string">
            <text:p>Quick search</text:p>
          </table:table-cell>
          <table:table-cell table:style-name="ce56" table:content-validation-name="val1" office:value-type="string">
            <text:p>Step 1: Quick Search</text:p>
          </table:table-cell>
          <table:table-cell table:style-name="ce56" office:value-type="string">
            <text:p>- Search by keyword matching with category/forum/topic/post</text:p>
            <text:p/>
            <text:p/>
          </table:table-cell>
          <table:table-cell table:style-name="ce56" office:value-type="string">
            <text:p>Return search result with category/forum/topic/post matched key word search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4">
          <table:table-cell table:style-name="ce3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5" office:value-type="string">
            <text:p>SNF_KS_3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Advanced <text:s/>search</text:p>
          </table:table-cell>
          <table:table-cell table:style-name="ce8" office:value-type="string">
            <text:p>Advanced search</text:p>
          </table:table-cell>
          <table:table-cell table:style-name="ce56" table:content-validation-name="val1" office:value-type="string">
            <text:p>Step 1: Advanced Search</text:p>
          </table:table-cell>
          <table:table-cell table:style-name="ce56" office:value-type="string"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56" office:value-type="string">
            <text:p>Return search result with category/forum/topic/post matched key word and conditions search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5">
          <table:table-cell table:style-name="ce3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5" office:value-type="string">
            <text:p>SNF_KS_3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Permalink</text:p>
          </table:table-cell>
          <table:table-cell table:style-name="ce8" office:value-type="string">
            <text:p>Permalink</text:p>
          </table:table-cell>
          <table:table-cell table:style-name="ce56" table:content-validation-name="val1" office:value-type="string">
            <text:p>Step 1: Check Permalink</text:p>
          </table:table-cell>
          <table:table-cell table:style-name="ce56" office:value-type="string">
            <text:p>Go to current page by permalink</text:p>
          </table:table-cell>
          <table:table-cell table:style-name="ce56" office:value-type="string">
            <text:p>Permalink link of current page is shown in new tab/window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6">
          <table:table-cell table:style-name="ce3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5" office:value-type="string">
            <text:p>SNF_KS_3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RSS </text:p>
          </table:table-cell>
          <table:table-cell table:style-name="ce8" office:value-type="string">
            <text:p>RSS feed</text:p>
          </table:table-cell>
          <table:table-cell table:style-name="ce56" table:content-validation-name="val1" office:value-type="string">
            <text:p>Step 1: Get RSS </text:p>
          </table:table-cell>
          <table:table-cell table:style-name="ce56" office:value-type="string">
            <text:p>Get RSS feed of category/forum/topic</text:p>
          </table:table-cell>
          <table:table-cell table:style-name="ce56" office:value-type="string">
            <text:p>RSS feed of category/forum/topic is shown properties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7">
          <table:table-cell table:style-name="ce3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45" office:value-type="string">
            <text:p>SNF_KS_4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Check breadcrumbs</text:p>
          </table:table-cell>
          <table:table-cell table:style-name="ce8" office:value-type="string">
            <text:p>Check breadcrumbs </text:p>
          </table:table-cell>
          <table:table-cell table:style-name="ce56" table:content-validation-name="val1" office:value-type="string">
            <text:p>Step 1: Check Breadcrumbs</text:p>
          </table:table-cell>
          <table:table-cell table:style-name="ce56" office:value-type="string">
            <text:p>- Go to inside one category/forum/topic</text:p>
            <text:p>- Click path on breadcrumbs</text:p>
            <text:p>- Goto last post</text:p>
            <text:p/>
          </table:table-cell>
          <table:table-cell table:style-name="ce56" office:value-type="string">
            <text:p>Selected category/forum/ topic/post is shown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8">
          <table:table-cell table:style-name="ce3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45" office:value-type="string">
            <text:p>SNF_KS_4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Private Message</text:p>
          </table:table-cell>
          <table:table-cell table:style-name="ce8" office:value-type="string">
            <text:p>Private message</text:p>
          </table:table-cell>
          <table:table-cell table:style-name="ce56" table:content-validation-name="val1" office:value-type="string">
            <text:p>Step 1: Compose/ Reply/Forward message</text:p>
          </table:table-cell>
          <table:table-cell table:style-name="ce56" office:value-type="string">
            <text:p>-Compose/reply/forward message</text:p>
            <text:p>- Check inbox, sent box</text:p>
            <text:p>- Delete message</text:p>
          </table:table-cell>
          <table:table-cell table:style-name="ce5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7">
          <table:table-cell table:style-name="ce3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45" office:value-type="string">
            <text:p>SNF_KS_4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ookmark</text:p>
          </table:table-cell>
          <table:table-cell table:style-name="ce8" office:value-type="string">
            <text:p>Bookmark </text:p>
          </table:table-cell>
          <table:table-cell table:style-name="ce56" table:content-validation-name="val1" office:value-type="string">
            <text:p>Step 1: Bookmark Category/Forum/ Topic</text:p>
          </table:table-cell>
          <table:table-cell table:style-name="ce56" office:value-type="string">
            <text:p>- Bookmark Category/Forum/Topic</text:p>
          </table:table-cell>
          <table:table-cell table:style-name="ce5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9">
          <table:table-cell table:style-name="ce3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45" office:value-type="string">
            <text:p>SNF_KS_4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Watch and Unwatch</text:p>
          </table:table-cell>
          <table:table-cell table:style-name="ce8" office:value-type="string">
            <text:p>Watch&amp;Unwatch category/forum/topic</text:p>
          </table:table-cell>
          <table:table-cell table:style-name="ce56" table:content-validation-name="val1" office:value-type="string">
            <text:p>Step 1: Watch and Unwatch</text:p>
          </table:table-cell>
          <table:table-cell table:style-name="ce56" office:value-type="string">
            <text:p>Watch&amp;Unwatch specify category/forum/topic</text:p>
          </table:table-cell>
          <table:table-cell table:style-name="ce56" office:value-type="string">
            <text:p>Category/forum/topic is watch &amp; unwatch successfully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0">
          <table:table-cell table:style-name="ce3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45" office:value-type="string">
            <text:p>SNF_KS_4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User Setting</text:p>
          </table:table-cell>
          <table:table-cell table:style-name="ce8" office:value-type="string">
            <text:p>User Setting</text:p>
          </table:table-cell>
          <table:table-cell table:style-name="ce56" table:content-validation-name="val1" office:value-type="string">
            <text:p>Step 1: User Setting</text:p>
          </table:table-cell>
          <table:table-cell table:style-name="ce56" office:value-type="string">
            <text:p>- Change profile information</text:p>
            <text:p>- Change forum settings</text:p>
            <text:p>- Manage my subscription</text:p>
          </table:table-cell>
          <table:table-cell table:style-name="ce5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2">
          <table:table-cell table:style-name="ce3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45" office:value-type="string">
            <text:p>SNF_KS_4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User Management</text:p>
          </table:table-cell>
          <table:table-cell table:style-name="ce8" office:value-type="string">
            <text:p>User management</text:p>
          </table:table-cell>
          <table:table-cell table:style-name="ce61" table:content-validation-name="val1" office:value-type="string">
            <text:p>Step 1: Mange users</text:p>
          </table:table-cell>
          <table:table-cell table:style-name="ce56" office:value-type="string">
            <text:p>- Change user profile</text:p>
            <text:p>- Change user setting</text:p>
            <text:p>- Ban User</text:p>
            <text:p>- View all topics of User</text:p>
            <text:p>- View add posts by User</text:p>
            <text:p/>
          </table:table-cell>
          <table:table-cell table:style-name="ce56" office:value-type="string">
            <text:p>User information is updated successfully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3">
          <table:table-cell table:style-name="ce3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45" office:value-type="string">
            <text:p>SNF_KS_4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Sort Setting</text:p>
          </table:table-cell>
          <table:table-cell table:style-name="ce8" office:value-type="string">
            <text:p>Sort setting</text:p>
          </table:table-cell>
          <table:table-cell table:style-name="ce56" table:content-validation-name="val1" office:value-type="string">
            <text:p>Step 1: Sort setting</text:p>
          </table:table-cell>
          <table:table-cell table:style-name="ce56" office:value-type="string">
            <text:p>- Define forum setting</text:p>
            <text:p/>
          </table:table-cell>
          <table:table-cell table:style-name="ce56" office:value-type="string">
            <text:p>Setting forum is successful with properties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4">
          <table:table-cell table:style-name="ce3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45" office:value-type="string">
            <text:p>SNF_KS_4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Censor Keyword</text:p>
          </table:table-cell>
          <table:table-cell table:style-name="ce8" office:value-type="string">
            <text:p>Censor keyword</text:p>
          </table:table-cell>
          <table:table-cell table:style-name="ce56" table:content-validation-name="val1" office:value-type="string">
            <text:p>Step 1: Censor keyword</text:p>
          </table:table-cell>
          <table:table-cell table:style-name="ce56" office:value-type="string">
            <text:p>- Click on Administration menu and select “Censored keyword”</text:p>
            <text:p>- Input censored keyword and save</text:p>
          </table:table-cell>
          <table:table-cell table:style-name="ce56" office:value-type="string">
            <text:p>- Censored keyword is saved successful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1">
          <table:table-cell table:style-name="ce3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45" office:value-type="string">
            <text:p>SNF_KS_4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Notification</text:p>
          </table:table-cell>
          <table:table-cell table:style-name="ce8" office:value-type="string">
            <text:p>Notification</text:p>
          </table:table-cell>
          <table:table-cell table:style-name="ce56" table:content-validation-name="val1" office:value-type="string">
            <text:p>Step 1: Notification</text:p>
          </table:table-cell>
          <table:table-cell table:style-name="ce56" office:value-type="string">
            <text:p>- Click on Administration menu and select “Notification”</text:p>
            <text:p>- Input content for notify and save </text:p>
          </table:table-cell>
          <table:table-cell table:style-name="ce56" office:value-type="string">
            <text:p>Notification is saved successfully with properties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5">
          <table:table-cell table:style-name="ce3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45" office:value-type="string">
            <text:p>SNF_KS_4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anage BB Code</text:p>
          </table:table-cell>
          <table:table-cell table:style-name="ce8" office:value-type="string">
            <text:p>Manage BB code</text:p>
          </table:table-cell>
          <table:table-cell table:style-name="ce56" table:content-validation-name="val1" office:value-type="string">
            <text:p>Step 1: Add/Edit/Delete BBC</text:p>
          </table:table-cell>
          <table:table-cell table:style-name="ce56" office:value-type="string">
            <text:p>- click on Administration menu and select “BB Code”</text:p>
            <text:p>- Add/edit/Delete BB code</text:p>
          </table:table-cell>
          <table:table-cell table:style-name="ce56" office:value-type="string">
            <text:p>BB code is added/edited/ deleted successful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6">
          <table:table-cell table:style-name="ce3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45" office:value-type="string">
            <text:p>SNF_KS_5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Auto Prune</text:p>
          </table:table-cell>
          <table:table-cell table:style-name="ce8" office:value-type="string">
            <text:p>Auto-Prune</text:p>
          </table:table-cell>
          <table:table-cell table:style-name="ce61" table:content-validation-name="val1" office:value-type="string">
            <text:p>Step 1: Setting prune and run</text:p>
          </table:table-cell>
          <table:table-cell table:style-name="ce56" office:value-type="string">
            <text:p>- Click on Administration menu and select “Pruning” </text:p>
            <text:p>- Setting Prune for forums and run</text:p>
          </table:table-cell>
          <table:table-cell table:style-name="ce56" office:value-type="string">
            <text:p>- Auto-Prune is done</text:p>
            <text:p>- The prune topic is inactive and invisible with normal users</text:p>
            <text:p/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6">
          <table:table-cell table:style-name="ce3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45" office:value-type="string">
            <text:p>SNF_KS_5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anage Topic Type</text:p>
          </table:table-cell>
          <table:table-cell table:style-name="ce8" office:value-type="string">
            <text:p>Manage Topic type</text:p>
          </table:table-cell>
          <table:table-cell table:style-name="ce61" table:content-validation-name="val1" office:value-type="string">
            <text:p>Step 1: Add/Edit/Delete Topic type</text:p>
          </table:table-cell>
          <table:table-cell table:style-name="ce56" office:value-type="string">
            <text:p>- Click on Administration menu and select “Topic Types”</text:p>
            <text:p>- Add/edit/delete topic type</text:p>
          </table:table-cell>
          <table:table-cell table:style-name="ce56" office:value-type="string">
            <text:p>Topic type is added new/edited/deleted successfully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6">
          <table:table-cell table:style-name="ce3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45" office:value-type="string">
            <text:p>SNF_KS_5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an IP</text:p>
          </table:table-cell>
          <table:table-cell table:style-name="ce8" office:value-type="string">
            <text:p>Ban IP</text:p>
          </table:table-cell>
          <table:table-cell table:style-name="ce56" table:content-validation-name="val1" office:value-type="string">
            <text:p>Step 1: Add Ban IP</text:p>
          </table:table-cell>
          <table:table-cell table:style-name="ce56" office:value-type="string">
            <text:p>- click on Administration menu and select “Ban IP”</text:p>
            <text:p>- Add IP into list and click on “Add” </text:p>
          </table:table-cell>
          <table:table-cell table:style-name="ce56" office:value-type="string">
            <text:p>Ban IP is added successfully to list</text:p>
            <text:p>Ban IP user can not add post/create topic</text:p>
            <text:p/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0">
          <table:table-cell table:style-name="ce3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45" office:value-type="string">
            <text:p>SNF_KS_5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Setting Porlet</text:p>
          </table:table-cell>
          <table:table-cell table:style-name="ce8" office:value-type="string">
            <text:p>Setting Forum porlet</text:p>
          </table:table-cell>
          <table:table-cell table:style-name="ce61" table:content-validation-name="val1" office:value-type="string">
            <text:p>Step 1: Setting Forum porlet from edit mode</text:p>
          </table:table-cell>
          <table:table-cell table:style-name="ce56" office:value-type="string">
            <text:p>- Show/hide category</text:p>
            <text:p>- enable/disable panel</text:p>
            <text:p>- Use/not use ajax</text:p>
          </table:table-cell>
          <table:table-cell table:style-name="ce56" office:value-type="string">
            <text:p>Setting porlet is successful with properties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7">
          <table:table-cell table:style-name="ce3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45" office:value-type="string">
            <text:p>SNF_KS_5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AQ\Browse Category</text:p>
          </table:table-cell>
          <table:table-cell table:style-name="ce8" office:value-type="string">
            <text:p>Browse Category/Sub-category</text:p>
          </table:table-cell>
          <table:table-cell table:style-name="ce56" table:content-validation-name="val1" office:value-type="string">
            <text:p>Step 1: Browse Category and sub category</text:p>
          </table:table-cell>
          <table:table-cell table:style-name="ce56" office:value-type="string">
            <text:p>Browse Category/Sub-category by click on category name</text:p>
          </table:table-cell>
          <table:table-cell table:style-name="ce56" office:value-type="string">
            <text:p>Category is viewed and Question in this category is displayed in lis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8">
          <table:table-cell table:style-name="ce3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45" office:value-type="string">
            <text:p>SNF_KS_5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AQ\View Question</text:p>
          </table:table-cell>
          <table:table-cell table:style-name="ce8" office:value-type="string">
            <text:p>View question detail</text:p>
            <text:p/>
          </table:table-cell>
          <table:table-cell table:style-name="ce56" table:content-validation-name="val1" office:value-type="string">
            <text:p>Step 1: View question <text:s/>on FAQ porlet</text:p>
          </table:table-cell>
          <table:table-cell table:style-name="ce56" office:value-type="string">
            <text:p>View question by click on Question's title</text:p>
          </table:table-cell>
          <table:table-cell table:style-name="ce56" office:value-type="string">
            <text:p>Question and Answers in question are displayed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/>
          <table:table-cell table:style-name="ce15" office:value-type="string">
            <text:p>KS-2640</text:p>
          </table:table-cell>
          <table:table-cell table:style-name="ce15" table:number-columns-repeated="8"/>
          <table:table-cell table:number-columns-repeated="234"/>
        </table:table-row>
        <table:table-row table:style-name="ro1">
          <table:table-cell table:style-name="ce3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45" office:value-type="string">
            <text:p>SNF_KS_5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AQ\Setting Porlet</text:p>
          </table:table-cell>
          <table:table-cell table:style-name="ce8" office:value-type="string">
            <text:p>Setting FAQ porlet</text:p>
          </table:table-cell>
          <table:table-cell table:style-name="ce61" table:content-validation-name="val1" office:value-type="string">
            <text:p>Step 1: Setting FAQ porlet form edit mode</text:p>
          </table:table-cell>
          <table:table-cell table:style-name="ce56" office:value-type="string">
            <text:p>- Show/hide category</text:p>
            <text:p>- Edit template of FAQ porlet</text:p>
            <text:p>- Use/not use ajax</text:p>
          </table:table-cell>
          <table:table-cell table:style-name="ce56" office:value-type="string">
            <text:p>- Edit template is successful</text:p>
            <text:p>- Selected category is shown/hide in pag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/>
          <table:table-cell table:style-name="ce15" office:value-type="string">
            <text:p>KS-2640</text:p>
          </table:table-cell>
          <table:table-cell table:style-name="ce15" table:number-columns-repeated="8"/>
          <table:table-cell table:number-columns-repeated="234"/>
        </table:table-row>
        <table:table-row table:style-name="ro59">
          <table:table-cell table:style-name="ce3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45" office:value-type="string">
            <text:p>SNF_KS_5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Create Page with Plain Text Editor</text:p>
          </table:table-cell>
          <table:table-cell table:style-name="ce57" office:value-type="string">
            <text:p>Create Page with Plain Text Editor</text:p>
          </table:table-cell>
          <table:table-cell table:style-name="ce61" table:content-validation-name="val1" office:value-type="string">
            <text:p>Step 1: Create Page with Plained Text Editor</text:p>
          </table:table-cell>
          <table:table-cell table:style-name="ce64" office:value-type="string">
            <text:p>- Go to wiki porlet</text:p>
            <text:p>- Click on <text:span text:style-name="T6">Add</text:span><text:span text:style-name="T7"> icon in toolbar action</text:span></text:p>
            <text:p><text:span text:style-name="T7">- Input data valid for Title page and Page's content</text:span></text:p>
            <text:p><text:span text:style-name="T7">- then click on </text:span><text:span text:style-name="T6">Save </text:span><text:span text:style-name="T7">icon in toolbar</text:span></text:p>
          </table:table-cell>
          <table:table-cell table:style-name="ce64" office:value-type="string">
            <text:p>Page is added successful and listed in navigation tre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0">
          <table:table-cell table:style-name="ce3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45" office:value-type="string">
            <text:p>SNF_KS_5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Create Page with Rich Text Editor</text:p>
          </table:table-cell>
          <table:table-cell table:style-name="ce57" office:value-type="string">
            <text:p>Create Page with Rich Text Editor</text:p>
          </table:table-cell>
          <table:table-cell table:style-name="ce61" table:content-validation-name="val1" office:value-type="string">
            <text:p>Step 1: Create Page with Rich Text Editor</text:p>
          </table:table-cell>
          <table:table-cell table:style-name="ce56" office:value-type="string">
            <text:p><text:span text:style-name="T8">- Go to wiki porlet</text:span></text:p>
            <text:p><text:span text:style-name="T8">- Click on </text:span><text:span text:style-name="T9">Add</text:span><text:span text:style-name="T10"> icon in toolbar action</text:span></text:p>
            <text:p><text:span text:style-name="T10">- Click on </text:span><text:span text:style-name="T9">Rich Text <text:s/>Editor </text:span><text:span text:style-name="T10">icon in toolbar</text:span></text:p>
            <text:p><text:span text:style-name="T10">- Input data valid for Title page and Page's content</text:span></text:p>
            <text:p><text:span text:style-name="T10">- Insert image, link, table and macro... to page's content</text:span></text:p>
            <text:p><text:span text:style-name="T10">- then click on </text:span><text:span text:style-name="T9">Save </text:span><text:span text:style-name="T10">icon in toolbar</text:span></text:p>
          </table:table-cell>
          <table:table-cell table:style-name="ce56" office:value-type="string">
            <text:p>- A new page is added successful and displayed with properties </text:p>
            <text:p>- This page is listed in navigation tre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1">
          <table:table-cell table:style-name="ce3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45" office:value-type="string">
            <text:p>SNF_KS_5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Edit Full Page</text:p>
          </table:table-cell>
          <table:table-cell table:style-name="ce57" office:value-type="string">
            <text:p>Edit Full Page</text:p>
          </table:table-cell>
          <table:table-cell table:style-name="ce61" table:content-validation-name="val1" office:value-type="string">
            <text:p>Step 1: Edit Full Page</text:p>
          </table:table-cell>
          <table:table-cell table:style-name="ce56" office:value-type="string">
            <text:p><text:span text:style-name="T8">- Open an existing page by clicking on page name in navigation tree </text:span></text:p>
            <text:p><text:span text:style-name="T8">- then click on </text:span><text:span text:style-name="T9">Edit</text:span><text:span text:style-name="T10"> icon in toolbar</text:span></text:p>
            <text:p><text:span text:style-name="T10">- Change content in full page and click on </text:span><text:span text:style-name="T9">Save </text:span><text:span text:style-name="T10">icon in toolbar</text:span></text:p>
          </table:table-cell>
          <table:table-cell table:style-name="ce56" office:value-type="string">
            <text:p>Page is edited successful and shown new content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2">
          <table:table-cell table:style-name="ce3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45" office:value-type="string">
            <text:p>SNF_KS_6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Edit Paragraph in Page</text:p>
          </table:table-cell>
          <table:table-cell table:style-name="ce8" office:value-type="string">
            <text:p>Edit Paragraph in Page</text:p>
          </table:table-cell>
          <table:table-cell table:style-name="ce61" table:content-validation-name="val1" office:value-type="string">
            <text:p>Step 1: Edit Paragraph</text:p>
          </table:table-cell>
          <table:table-cell table:style-name="ce56" office:value-type="string">
            <text:p>- Open an exiting page that contains some paragraphs inside</text:p>
            <text:p>- then, Click on <text:span text:style-name="T6">Edit</text:span><text:span text:style-name="T7"> icon corresponding of paragraph that you want to edit</text:span></text:p>
            <text:p><text:span text:style-name="T7">- change content and click on </text:span><text:span text:style-name="T6">Save </text:span><text:span text:style-name="T7">icon in tool bar</text:span></text:p>
          </table:table-cell>
          <table:table-cell table:style-name="ce56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2">
          <table:table-cell table:style-name="ce3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45" office:value-type="string">
            <text:p>SNF_KS_6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Rename Page</text:p>
          </table:table-cell>
          <table:table-cell table:style-name="ce8" office:value-type="string">
            <text:p>Rename Page</text:p>
          </table:table-cell>
          <table:table-cell table:style-name="ce61" table:content-validation-name="val1" office:value-type="string">
            <text:p>Step 1: Rename Page</text:p>
          </table:table-cell>
          <table:table-cell table:style-name="ce56" office:value-type="string">
            <text:p>- Open an existing page by clicking on page name in navigation tree</text:p>
            <text:p>- then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56" office:value-type="string">
            <text:p>Selected Page is renamed and new name is displayed in toolbar and navigation tree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1">
          <table:table-cell table:style-name="ce3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45" office:value-type="string">
            <text:p>SNF_KS_6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Delete Page</text:p>
          </table:table-cell>
          <table:table-cell table:style-name="ce8" office:value-type="string">
            <text:p>Delete Page</text:p>
          </table:table-cell>
          <table:table-cell table:style-name="ce61" table:content-validation-name="val1" office:value-type="string">
            <text:p>Step 1: Delete Page</text:p>
          </table:table-cell>
          <table:table-cell table:style-name="ce56" office:value-type="string">
            <text:p>- Open an existing page by clicking on page name in navigation tree.</text:p>
            <text:p>- click on <text:span text:style-name="T6">Delete </text:span><text:span text:style-name="T7">icon in toolbar</text:span></text:p>
            <text:p><text:span text:style-name="T7">- then Click on </text:span><text:span text:style-name="T6">OK </text:span><text:span text:style-name="T7">button on Confirm message form</text:span></text:p>
          </table:table-cell>
          <table:table-cell table:style-name="ce56" office:value-type="string">
            <text:p>Page is deleted successful and removed in navigation tre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3">
          <table:table-cell table:style-name="ce3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45" office:value-type="string">
            <text:p>SNF_KS_6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Move Page</text:p>
          </table:table-cell>
          <table:table-cell table:style-name="ce8" office:value-type="string">
            <text:p>Move Page</text:p>
          </table:table-cell>
          <table:table-cell table:style-name="ce61" table:content-validation-name="val1" office:value-type="string">
            <text:p>Step 1: Move Page</text:p>
          </table:table-cell>
          <table:table-cell table:style-name="ce61" office:value-type="string">
            <text:p>- Open an existing page by clicking on page name in navigation tree.</text:p>
            <text:p>- then click on <text:span text:style-name="T6">More</text:span><text:span text:style-name="T7"> icon on toolbar and select </text:span><text:span text:style-name="T6">Move </text:span><text:span text:style-name="T7">action in menu</text:span></text:p>
            <text:p><text:span text:style-name="T7">- In Move form: Select new location and click on </text:span><text:span text:style-name="T6">Move </text:span><text:span text:style-name="T7">button</text:span></text:p>
          </table:table-cell>
          <table:table-cell table:style-name="ce79" office:value-type="string">
            <text:p>Selected Page is moved and displayed in new location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7">
          <table:table-cell table:style-name="ce3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45" office:value-type="string">
            <text:p>SNF_KS_6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Watch Page</text:p>
          </table:table-cell>
          <table:table-cell table:style-name="ce8" office:value-type="string">
            <text:p>Watch/Unwatch Page</text:p>
          </table:table-cell>
          <table:table-cell table:style-name="ce61" table:content-validation-name="val1" office:value-type="string">
            <text:p>Step 1: Watch/Unwatch Page</text:p>
          </table:table-cell>
          <table:table-cell table:style-name="ce61" office:value-type="string">
            <text:p>- Open an existing page by clicking on page name in navigation tree.</text:p>
            <text:p>- then click on <text:span text:style-name="T6">More</text:span><text:span text:style-name="T7"> icon on toolbar and select </text:span><text:span text:style-name="T6">Watch/Unwatch </text:span><text:span text:style-name="T7">action in menu</text:span></text:p>
          </table:table-cell>
          <table:table-cell table:style-name="ce56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">
          <table:table-cell table:style-name="ce3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45" office:value-type="string">
            <text:p>SNF_KS_6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Preview Page</text:p>
          </table:table-cell>
          <table:table-cell table:style-name="ce8" office:value-type="string">
            <text:p>Preview Page</text:p>
          </table:table-cell>
          <table:table-cell table:style-name="ce61" table:content-validation-name="val1" office:value-type="string">
            <text:p>Step 1: Preview Page</text:p>
          </table:table-cell>
          <table:table-cell table:style-name="ce56" office:value-type="string">
            <text:p>- Click on <text:span text:style-name="T6">Add/Edi</text:span>t icon in toolbar</text:p>
            <text:p>- Input data in fields and click on <text:span text:style-name="T6">Preview </text:span><text:span text:style-name="T7">icon</text:span></text:p>
          </table:table-cell>
          <table:table-cell table:style-name="ce56" office:value-type="string">
            <text:p>Page's content is displayed in Preview form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1">
          <table:table-cell table:style-name="ce3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45" office:value-type="string">
            <text:p>SNF_KS_6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Syntax Help</text:p>
          </table:table-cell>
          <table:table-cell table:style-name="ce8" office:value-type="string">
            <text:p>Syntax Help</text:p>
          </table:table-cell>
          <table:table-cell table:style-name="ce61" table:content-validation-name="val1" office:value-type="string">
            <text:p>Step 1: Syntax Help</text:p>
          </table:table-cell>
          <table:table-cell table:style-name="ce56" office:value-type="string">
            <text:p>- Enable syntax help panel by clicking on <text:span text:style-name="T6">Help </text:span><text:span text:style-name="T7">icon in tool bar</text:span></text:p>
            <text:p><text:span text:style-name="T7">- Click on link "more" to show more details about syntax help</text:span></text:p>
            <text:p><text:span text:style-name="T7">- Click on </text:span><text:span text:style-name="T6">Close</text:span><text:span text:style-name="T7"> icon to close Syntax help panel</text:span></text:p>
          </table:table-cell>
          <table:table-cell table:style-name="ce56" office:value-type="string">
            <text:p>The syntax help shows common syntax that help more easier in creating page's content 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4">
          <table:table-cell table:style-name="ce3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45" office:value-type="string">
            <text:p>SNF_KS_6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Attachment </text:p>
          </table:table-cell>
          <table:table-cell table:style-name="ce8" office:value-type="string">
            <text:p>Attachment</text:p>
          </table:table-cell>
          <table:table-cell table:style-name="ce61" table:content-validation-name="val1" office:value-type="string">
            <text:p>Step 1: Attachment in Page</text:p>
          </table:table-cell>
          <table:table-cell table:style-name="ce56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56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5">
          <table:table-cell table:style-name="ce3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45" office:value-type="string">
            <text:p>SNF_KS_6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Page info</text:p>
          </table:table-cell>
          <table:table-cell table:style-name="ce8" office:value-type="string">
            <text:p>Page info</text:p>
          </table:table-cell>
          <table:table-cell table:style-name="ce61" table:content-validation-name="val1" office:value-type="string">
            <text:p>Step 1: Check Page info</text:p>
          </table:table-cell>
          <table:table-cell table:style-name="ce56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56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9">
          <table:table-cell table:style-name="ce3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45" office:value-type="string">
            <text:p>SNF_KS_6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View Revision</text:p>
          </table:table-cell>
          <table:table-cell table:style-name="ce8" office:value-type="string">
            <text:p>View Revision</text:p>
          </table:table-cell>
          <table:table-cell table:style-name="ce61" table:content-validation-name="val1" office:value-type="string">
            <text:p>Step 1: View Revision of Page</text:p>
          </table:table-cell>
          <table:table-cell table:style-name="ce56" office:value-type="string">
            <text:p>- Open an existing page that edited in some times</text:p>
            <text:p>- then Click on <text:span text:style-name="T6">View change</text:span><text:span text:style-name="T7"> link at bottom area</text:span></text:p>
            <text:p><text:span text:style-name="T7">- In History page list: View <text:s/>a revision by click on revision number links </text:span></text:p>
          </table:table-cell>
          <table:table-cell table:style-name="ce56" office:value-type="string">
            <text:p>- Page's content in selected revision is displayed. </text:p>
            <text:p>- User can back to current version, view next/previous version, Restore version, Compare version by clicking on links corresponding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6">
          <table:table-cell table:style-name="ce3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45" office:value-type="string">
            <text:p>SNF_KS_7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Restore Version</text:p>
          </table:table-cell>
          <table:table-cell table:style-name="ce8" office:value-type="string">
            <text:p>Restore Version</text:p>
          </table:table-cell>
          <table:table-cell table:style-name="ce61" table:content-validation-name="val1" office:value-type="string">
            <text:p>Step 1: Restore version</text:p>
          </table:table-cell>
          <table:table-cell table:style-name="ce56" office:value-type="string">
            <text:p><text:span text:style-name="T11">- Open an existing page that edited in some times</text:span></text:p>
            <text:p><text:span text:style-name="T11">- then Click on </text:span><text:span text:style-name="T12">View change</text:span><text:span text:style-name="T14"> link at bottom area</text:span></text:p>
            <text:p><text:span text:style-name="T14">- In History page list: Click on </text:span><text:span text:style-name="T12">Restore </text:span><text:span text:style-name="T14">link corresponding of version (except last version)</text:span></text:p>
          </table:table-cell>
          <table:table-cell table:style-name="ce56" office:value-type="string">
            <text:p>- Selected version is restored <text:s/>as the current one</text:p>
            <text:p>- The total number of revision in page is increased to 1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5">
          <table:table-cell table:style-name="ce3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45" office:value-type="string">
            <text:p>SNF_KS_7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Compare Version</text:p>
          </table:table-cell>
          <table:table-cell table:style-name="ce8" office:value-type="string">
            <text:p>Compare Version</text:p>
          </table:table-cell>
          <table:table-cell table:style-name="ce61" table:content-validation-name="val1" office:value-type="string">
            <text:p>Step 1: Compare version</text:p>
          </table:table-cell>
          <table:table-cell table:style-name="ce56" office:value-type="string">
            <text:p><text:span text:style-name="T11">- Open an existing page that edited in some times</text:span></text:p>
            <text:p><text:span text:style-name="T11">- then Click on </text:span><text:span text:style-name="T12">View change</text:span><text:span text:style-name="T14"> link at bottom area</text:span></text:p>
            <text:p><text:span text:style-name="T14">- In History page list: Tick on 2 check boxes corresponding of version that you want to compare</text:span></text:p>
            <text:p><text:span text:style-name="T14">- next click on </text:span><text:span text:style-name="T12">Compare </text:span><text:span text:style-name="T14">button</text:span></text:p>
          </table:table-cell>
          <table:table-cell table:style-name="ce56" office:value-type="string">
            <text:p>- Version Compare screen is displayed. This screen is shown different <text:s/>between selected version.</text:p>
            <text:p>- You can back to History page list by clicking on link corresponding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7">
          <table:table-cell table:style-name="ce3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45" office:value-type="string">
            <text:p>SNF_KS_7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Quick Search</text:p>
          </table:table-cell>
          <table:table-cell table:style-name="ce8" office:value-type="string">
            <text:p>Quick search</text:p>
          </table:table-cell>
          <table:table-cell table:style-name="ce61" table:content-validation-name="val1" office:value-type="string">
            <text:p>Step 1: Quick Search</text:p>
          </table:table-cell>
          <table:table-cell table:style-name="ce56" office:value-type="string">
            <text:p>- Input keyword matched with properties of existing pages into Search box</text:p>
            <text:p>- then hit <text:span text:style-name="T6">Enter</text:span><text:span text:style-name="T7"> key</text:span></text:p>
          </table:table-cell>
          <table:table-cell table:style-name="ce56" office:value-type="string">
            <text:p>The Search Screen is displayed with search criteria form and the results matching keyword into search box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70">
          <table:table-cell table:style-name="ce3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45" office:value-type="string">
            <text:p>SNF_KS_7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Advanced Search</text:p>
          </table:table-cell>
          <table:table-cell table:style-name="ce8" office:value-type="string">
            <text:p>Advanced search</text:p>
          </table:table-cell>
          <table:table-cell table:style-name="ce61" table:content-validation-name="val1" office:value-type="string">
            <text:p>Step 1: Advanced Search</text:p>
          </table:table-cell>
          <table:table-cell table:style-name="ce56" office:value-type="string">
            <text:p><text:span text:style-name="T11">- Open Search screen by executing quick search</text:span></text:p>
            <text:p><text:span text:style-name="T11">- In Search screen</text:span><text:span text:style-name="T14"> form: input keyword, select space in drop down list and click on </text:span><text:span text:style-name="T12">Search </text:span><text:span text:style-name="T14">button</text:span></text:p>
          </table:table-cell>
          <table:table-cell table:style-name="ce56" office:value-type="string">
            <text:p>Search result will list pages that matched with keyword and selected spac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71">
          <table:table-cell table:style-name="ce3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45" office:value-type="string">
            <text:p>SNF_KS_7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Setting Edit Mode</text:p>
          </table:table-cell>
          <table:table-cell table:style-name="ce8" office:value-type="string">
            <text:p>Setting Edit Mode</text:p>
          </table:table-cell>
          <table:table-cell table:style-name="ce61" table:content-validation-name="val1" office:value-type="string">
            <text:p>Step 1: Setting Edit Mode</text:p>
          </table:table-cell>
          <table:table-cell table:style-name="ce56" office:value-type="string">
            <text:p>- Go to edit mode of Wiki porlet</text:p>
            <text:p>- In Edit mode tab: Select show/hide Navigation tree and Breadcrumb</text:p>
            <text:p>- Click <text:span text:style-name="T6">Save </text:span><text:span text:style-name="T7">button</text:span></text:p>
          </table:table-cell>
          <table:table-cell table:style-name="ce56" office:value-type="string">
            <text:p>Navigation tree &amp; Breadcrumb is shown/hidden in Wiki Porle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5">
          <table:table-cell table:style-name="ce3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45" office:value-type="string">
            <text:p>SNF_KS_7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Space Setting</text:p>
          </table:table-cell>
          <table:table-cell table:style-name="ce8" office:value-type="string">
            <text:p>Space Setting</text:p>
          </table:table-cell>
          <table:table-cell table:style-name="ce61" table:content-validation-name="val1" office:value-type="string">
            <text:p>Step 1: Space Setting</text:p>
          </table:table-cell>
          <table:table-cell table:style-name="ce56" office:value-type="string">
            <text:p>- Click on <text:span text:style-name="T6">Browse </text:span><text:span text:style-name="T7">at top right and select </text:span><text:span text:style-name="T6">Space Settings </text:span><text:span text:style-name="T7">action</text:span></text:p>
            <text:p><text:span text:style-name="T7">- In Space Setting form: Select default syntax in drop down list and tick on </text:span><text:span text:style-name="T6">Allow user to choose other syntaxes </text:span><text:span text:style-name="T7">check box</text:span></text:p>
            <text:p><text:span text:style-name="T7">- Click on </text:span><text:span text:style-name="T6">Save </text:span><text:span text:style-name="T7">button</text:span></text:p>
          </table:table-cell>
          <table:table-cell table:style-name="ce56" office:value-type="string">
            <text:p>- Selected syntax in space setting is default syntax for page</text:p>
            <text:p>- Allow user select other syntaxes in Add/Edit page screen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72">
          <table:table-cell table:style-name="ce3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45" office:value-type="string">
            <text:p>SNF_KS_7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Navigation tree</text:p>
          </table:table-cell>
          <table:table-cell table:style-name="ce8" office:value-type="string">
            <text:p>Navigation Tree</text:p>
          </table:table-cell>
          <table:table-cell table:style-name="ce61" table:content-validation-name="val1" office:value-type="string">
            <text:p>Step 1: Check Navigation tree</text:p>
          </table:table-cell>
          <table:table-cell table:style-name="ce56" office:value-type="string">
            <text:p>- Focus in Navigation tree at left pane</text:p>
            <text:p/>
          </table:table-cell>
          <table:table-cell table:style-name="ce56" office:value-type="string">
            <text:p>- There are 3 types of spaces (Portal, Group, User) in navigation</text:p>
            <text:p>- Each page added as a sub-page in current one</text:p>
            <text:p>- Each page can have sub-pages inside i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" table:number-rows-repeated="10">
          <table:table-cell table:style-name="ce38" table:number-columns-repeated="2"/>
          <table:table-cell table:number-columns-repeated="3"/>
          <table:table-cell table:style-name="ce62"/>
          <table:table-cell table:style-name="ce65"/>
          <table:table-cell table:style-name="ce80"/>
          <table:table-cell table:style-name="ce85"/>
          <table:table-cell table:number-columns-repeated="245"/>
        </table:table-row>
        <table:table-row table:style-name="ro1" table:number-rows-repeated="11">
          <table:table-cell table:number-columns-repeated="5"/>
          <table:table-cell table:style-name="ce62"/>
          <table:table-cell table:number-columns-repeated="248"/>
        </table:table-row>
        <table:table-row table:style-name="ro1" table:number-rows-repeated="1048472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ummary_Report" table:style-name="ta1" table:print="false">
        <table:table-column table:style-name="co14" table:default-cell-style-name="ce68"/>
        <table:table-column table:style-name="co3" table:default-cell-style-name="ce70"/>
        <table:table-column table:style-name="co15" table:default-cell-style-name="ce72"/>
        <table:table-column table:style-name="co16" table:default-cell-style-name="ce73"/>
        <table:table-column table:style-name="co17" table:default-cell-style-name="ce71"/>
        <table:table-column table:style-name="co3" table:default-cell-style-name="ce77"/>
        <table:table-row table:style-name="ro7">
          <table:table-cell table:style-name="ce66" office:value-type="string" table:number-columns-spanned="5" table:number-rows-spanned="2">
            <text:p>Knowledge Suite Functionality List</text:p>
            <text:p><text:span text:style-name="T13">Product version: KS 2.0.1</text:span>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51">
          <table:covered-table-cell table:style-name="ce67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76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6"/>
        </table:table-row>
        <table:table-row table:style-name="ro68">
          <table:table-cell office:value-type="string">
            <text:p>SNF_KS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36]=[.$A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36]=[.$A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36]=[.$A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36]=[.$A7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05</text:p>
          </table:table-cell>
          <table:table-cell table:style-name="ce71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watch (Add/Edit/Remove)</text:p>
          </table:table-cell>
          <table:table-cell office:value-type="string">
            <text:p>Register email to receive notify mail for changes on category (add/edit/respond question)</text:p>
          </table:table-cell>
          <table:table-cell table:formula="of:=SUMPRODUCT(([SniffTest.B$5:SniffTest.B$1036]=[.$A8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6</text:p>
          </table:table-cell>
          <table:table-cell table:style-name="ce71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Get RSS of Category</text:p>
          </table:table-cell>
          <table:table-cell office:value-type="string">
            <text:p>Show all questions of category in RSS feed</text:p>
          </table:table-cell>
          <table:table-cell table:formula="of:=SUMPRODUCT(([SniffTest.B$5:SniffTest.B$1036]=[.$A9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07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36]=[.$A10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08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36]=[.$A11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9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Discuss question to forum</text:p>
          </table:table-cell>
          <table:table-cell office:value-type="string">
            <text:p>Discuss question to forum as a Topic</text:p>
          </table:table-cell>
          <table:table-cell table:formula="of:=SUMPRODUCT(([SniffTest.B$5:SniffTest.B$1036]=[.$A1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0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iew/print preview question</text:p>
          </table:table-cell>
          <table:table-cell office:value-type="string">
            <text:p>Print content of question</text:p>
          </table:table-cell>
          <table:table-cell table:formula="of:=SUMPRODUCT(([SniffTest.B$5:SniffTest.B$1036]=[.$A13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1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36]=[.$A1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2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36]=[.$A1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36]=[.$A1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4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36]=[.$A1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5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36]=[.$A18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16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36]=[.$A1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7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36]=[.$A2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8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36]=[.$A2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19</text:p>
          </table:table-cell>
          <table:table-cell office:value-type="string">
            <text:p>Answers</text:p>
          </table:table-cell>
          <table:table-cell office:value-type="string">
            <text:p>View Profile</text:p>
          </table:table-cell>
          <table:table-cell office:value-type="string">
            <text:p>View profile of user</text:p>
          </table:table-cell>
          <table:table-cell office:value-type="string">
            <text:p>View information of user</text:p>
          </table:table-cell>
          <table:table-cell table:formula="of:=SUMPRODUCT(([SniffTest.B$5:SniffTest.B$1036]=[.$A22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20</text:p>
          </table:table-cell>
          <table:table-cell office:value-type="string">
            <text:p>Answers</text:p>
          </table:table-cell>
          <table:table-cell table:number-columns-repeated="2" office:value-type="string">
            <text:p>User Setting</text:p>
          </table:table-cell>
          <table:table-cell office:value-type="string">
            <text:p>Setting properties by user</text:p>
          </table:table-cell>
          <table:table-cell table:formula="of:=SUMPRODUCT(([SniffTest.B$5:SniffTest.B$1036]=[.$A23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36]=[.$A2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36]=[.$A2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3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36]=[.$A2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4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Manage Forum inside a Category</text:p>
          </table:table-cell>
          <table:table-cell office:value-type="string">
            <text:p>Do actions in Forum from Manage category menu</text:p>
          </table:table-cell>
          <table:table-cell table:formula="of:=SUMPRODUCT(([SniffTest.B$5:SniffTest.B$1036]=[.$A27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25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36]=[.$A28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26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36]=[.$A2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7</text:p>
          </table:table-cell>
          <table:table-cell table:number-columns-repeated="2" office:value-type="string">
            <text:p>Forum</text:p>
          </table:table-cell>
          <table:table-cell office:value-type="string">
            <text:p>Manage Topic inside a Forum</text:p>
          </table:table-cell>
          <table:table-cell office:value-type="string">
            <text:p>Do actions in Forum from Moderation menu</text:p>
          </table:table-cell>
          <table:table-cell table:formula="of:=SUMPRODUCT(([SniffTest.B$5:SniffTest.B$1036]=[.$A3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8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36]=[.$A31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29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36]=[.$A3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0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36]=[.$A3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36]=[.$A3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36]=[.$A3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3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36]=[.$A3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4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More action on Post</text:p>
          </table:table-cell>
          <table:table-cell office:value-type="string">
            <text:p>Do other actions in posts as show/hide, approve, remove..</text:p>
          </table:table-cell>
          <table:table-cell table:formula="of:=SUMPRODUCT(([SniffTest.B$5:SniffTest.B$1036]=[.$A3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5</text:p>
          </table:table-cell>
          <table:table-cell office:value-type="string">
            <text:p>Forum</text:p>
          </table:table-cell>
          <table:table-cell office:value-type="string">
            <text:p>View category/Forum/Topic</text:p>
          </table:table-cell>
          <table:table-cell office:value-type="string">
            <text:p>View category/forum/topic</text:p>
          </table:table-cell>
          <table:table-cell office:value-type="string">
            <text:p>View content of category/forum/topic</text:p>
          </table:table-cell>
          <table:table-cell table:formula="of:=SUMPRODUCT(([SniffTest.B$5:SniffTest.B$1036]=[.$A38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6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36]=[.$A3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7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36]=[.$A4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8</text:p>
          </table:table-cell>
          <table:table-cell office:value-type="string">
            <text:p>Forum</text:p>
          </table:table-cell>
          <table:table-cell table:style-name="ce73" office:value-type="string">
            <text:p>Permalink</text:p>
          </table:table-cell>
          <table:table-cell office:value-type="string">
            <text:p>Permalink</text:p>
          </table:table-cell>
          <table:table-cell office:value-type="string">
            <text:p>Get permalink of category/forum/topic</text:p>
          </table:table-cell>
          <table:table-cell table:formula="of:=SUMPRODUCT(([SniffTest.B$5:SniffTest.B$1036]=[.$A4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9</text:p>
          </table:table-cell>
          <table:table-cell office:value-type="string">
            <text:p>Forum</text:p>
          </table:table-cell>
          <table:table-cell office:value-type="string">
            <text:p>RSS</text:p>
          </table:table-cell>
          <table:table-cell office:value-type="string">
            <text:p>RSS feed</text:p>
          </table:table-cell>
          <table:table-cell office:value-type="string">
            <text:p>Show posts in RSS feed</text:p>
          </table:table-cell>
          <table:table-cell table:formula="of:=SUMPRODUCT(([SniffTest.B$5:SniffTest.B$1036]=[.$A4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0</text:p>
          </table:table-cell>
          <table:table-cell office:value-type="string">
            <text:p>Forum</text:p>
          </table:table-cell>
          <table:table-cell table:style-name="ce73" office:value-type="string">
            <text:p>Breadcrumbs </text:p>
          </table:table-cell>
          <table:table-cell office:value-type="string">
            <text:p>Check breadcrumbs </text:p>
          </table:table-cell>
          <table:table-cell office:value-type="string">
            <text:p>Open category/forum/topic directly form breadcrumbs</text:p>
          </table:table-cell>
          <table:table-cell table:formula="of:=SUMPRODUCT(([SniffTest.B$5:SniffTest.B$1036]=[.$A43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1</text:p>
          </table:table-cell>
          <table:table-cell office:value-type="string">
            <text:p>Forum</text:p>
          </table:table-cell>
          <table:table-cell table:style-name="ce73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36]=[.$A4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2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36]=[.$A45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43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36]=[.$A4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4</text:p>
          </table:table-cell>
          <table:table-cell office:value-type="string">
            <text:p>Forum</text:p>
          </table:table-cell>
          <table:table-cell table:style-name="ce73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36]=[.$A4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5</text:p>
          </table:table-cell>
          <table:table-cell office:value-type="string">
            <text:p>Forum</text:p>
          </table:table-cell>
          <table:table-cell table:style-name="ce73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36]=[.$A4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6</text:p>
          </table:table-cell>
          <table:table-cell office:value-type="string">
            <text:p>Forum</text:p>
          </table:table-cell>
          <table:table-cell table:style-name="ce73" office:value-type="string">
            <text:p>Sort setting</text:p>
          </table:table-cell>
          <table:table-cell office:value-type="string">
            <text:p>Sort setting</text:p>
          </table:table-cell>
          <table:table-cell office:value-type="string">
            <text:p>Setting sort in forum by user</text:p>
          </table:table-cell>
          <table:table-cell table:formula="of:=SUMPRODUCT(([SniffTest.B$5:SniffTest.B$1036]=[.$A4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7</text:p>
          </table:table-cell>
          <table:table-cell office:value-type="string">
            <text:p>Forum</text:p>
          </table:table-cell>
          <table:table-cell table:style-name="ce73" office:value-type="string">
            <text:p>Censor keyword</text:p>
          </table:table-cell>
          <table:table-cell office:value-type="string">
            <text:p>Censor keyword</text:p>
          </table:table-cell>
          <table:table-cell office:value-type="string">
            <text:p>Add censor keyword by administrator</text:p>
          </table:table-cell>
          <table:table-cell table:formula="of:=SUMPRODUCT(([SniffTest.B$5:SniffTest.B$1036]=[.$A5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8</text:p>
          </table:table-cell>
          <table:table-cell office:value-type="string">
            <text:p>Forum</text:p>
          </table:table-cell>
          <table:table-cell table:style-name="ce73" office:value-type="string">
            <text:p>Notification</text:p>
          </table:table-cell>
          <table:table-cell office:value-type="string">
            <text:p>Notification</text:p>
          </table:table-cell>
          <table:table-cell office:value-type="string">
            <text:p>Setting notify template by administrator</text:p>
          </table:table-cell>
          <table:table-cell table:formula="of:=SUMPRODUCT(([SniffTest.B$5:SniffTest.B$1036]=[.$A5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9</text:p>
          </table:table-cell>
          <table:table-cell office:value-type="string">
            <text:p>Forum</text:p>
          </table:table-cell>
          <table:table-cell table:style-name="ce73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36]=[.$A5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0</text:p>
          </table:table-cell>
          <table:table-cell office:value-type="string">
            <text:p>Forum</text:p>
          </table:table-cell>
          <table:table-cell table:style-name="ce73" office:value-type="string">
            <text:p>Auto-Prune</text:p>
          </table:table-cell>
          <table:table-cell office:value-type="string">
            <text:p>Auto-Prune</text:p>
          </table:table-cell>
          <table:table-cell office:value-type="string">
            <text:p>Setting au-prune in forum by administrator</text:p>
          </table:table-cell>
          <table:table-cell table:formula="of:=SUMPRODUCT(([SniffTest.B$5:SniffTest.B$1036]=[.$A5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1</text:p>
          </table:table-cell>
          <table:table-cell office:value-type="string">
            <text:p>Forum</text:p>
          </table:table-cell>
          <table:table-cell table:style-name="ce73" office:value-type="string">
            <text:p>Manage Topic type</text:p>
          </table:table-cell>
          <table:table-cell office:value-type="string">
            <text:p>Manage Topic type</text:p>
          </table:table-cell>
          <table:table-cell office:value-type="string">
            <text:p>Add/edit/delete topic type</text:p>
          </table:table-cell>
          <table:table-cell table:formula="of:=SUMPRODUCT(([SniffTest.B$5:SniffTest.B$1036]=[.$A5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2</text:p>
          </table:table-cell>
          <table:table-cell office:value-type="string">
            <text:p>Forum</text:p>
          </table:table-cell>
          <table:table-cell table:style-name="ce73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36]=[.$A5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3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36]=[.$A56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54</text:p>
          </table:table-cell>
          <table:table-cell office:value-type="string">
            <text:p>FAQ</text:p>
          </table:table-cell>
          <table:table-cell table:style-name="ce73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36]=[.$A5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5</text:p>
          </table:table-cell>
          <table:table-cell office:value-type="string">
            <text:p>FAQ</text:p>
          </table:table-cell>
          <table:table-cell table:style-name="ce73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36]=[.$A5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6</text:p>
          </table:table-cell>
          <table:table-cell office:value-type="string">
            <text:p>FAQ</text:p>
          </table:table-cell>
          <table:table-cell table:style-name="ce73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36]=[.$A5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7</text:p>
          </table:table-cell>
          <table:table-cell office:value-type="string">
            <text:p>Wiki</text:p>
          </table:table-cell>
          <table:table-cell table:style-name="ce73" office:value-type="string">
            <text:p>Create Page</text:p>
          </table:table-cell>
          <table:table-cell table:style-name="ce75" office:value-type="string">
            <text:p>Create Page with Plain Text Editor</text:p>
          </table:table-cell>
          <table:table-cell/>
          <table:table-cell table:formula="of:=SUMPRODUCT(([SniffTest.B$5:SniffTest.B$1036]=[.$A6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8</text:p>
          </table:table-cell>
          <table:table-cell office:value-type="string">
            <text:p>Wiki</text:p>
          </table:table-cell>
          <table:table-cell table:style-name="ce73" office:value-type="string">
            <text:p>Create Page</text:p>
          </table:table-cell>
          <table:table-cell table:style-name="ce75" office:value-type="string">
            <text:p>Create Page with Rich Text Editor</text:p>
          </table:table-cell>
          <table:table-cell/>
          <table:table-cell table:formula="of:=SUMPRODUCT(([SniffTest.B$5:SniffTest.B$1036]=[.$A6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9</text:p>
          </table:table-cell>
          <table:table-cell office:value-type="string">
            <text:p>Wiki</text:p>
          </table:table-cell>
          <table:table-cell table:style-name="ce73" office:value-type="string">
            <text:p>Edit Page</text:p>
          </table:table-cell>
          <table:table-cell table:style-name="ce75" office:value-type="string">
            <text:p>Edit Full Page</text:p>
          </table:table-cell>
          <table:table-cell/>
          <table:table-cell table:formula="of:=SUMPRODUCT(([SniffTest.B$5:SniffTest.B$1036]=[.$A62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0</text:p>
          </table:table-cell>
          <table:table-cell office:value-type="string">
            <text:p>Wiki</text:p>
          </table:table-cell>
          <table:table-cell table:style-name="ce73" office:value-type="string">
            <text:p>Edit Page</text:p>
          </table:table-cell>
          <table:table-cell table:style-name="ce74" office:value-type="string">
            <text:p>Edit Paragraph in Page</text:p>
          </table:table-cell>
          <table:table-cell/>
          <table:table-cell table:formula="of:=SUMPRODUCT(([SniffTest.B$5:SniffTest.B$1036]=[.$A6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1</text:p>
          </table:table-cell>
          <table:table-cell office:value-type="string">
            <text:p>Wiki</text:p>
          </table:table-cell>
          <table:table-cell table:style-name="ce73" office:value-type="string">
            <text:p>Rename </text:p>
          </table:table-cell>
          <table:table-cell table:style-name="ce74" office:value-type="string">
            <text:p>Rename Page</text:p>
          </table:table-cell>
          <table:table-cell/>
          <table:table-cell table:formula="of:=SUMPRODUCT(([SniffTest.B$5:SniffTest.B$1036]=[.$A6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2</text:p>
          </table:table-cell>
          <table:table-cell office:value-type="string">
            <text:p>Wiki</text:p>
          </table:table-cell>
          <table:table-cell table:style-name="ce73" office:value-type="string">
            <text:p>Delete Page</text:p>
          </table:table-cell>
          <table:table-cell table:style-name="ce74" office:value-type="string">
            <text:p>Delete Page</text:p>
          </table:table-cell>
          <table:table-cell/>
          <table:table-cell table:formula="of:=SUMPRODUCT(([SniffTest.B$5:SniffTest.B$1036]=[.$A65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3</text:p>
          </table:table-cell>
          <table:table-cell office:value-type="string">
            <text:p>Wiki</text:p>
          </table:table-cell>
          <table:table-cell table:style-name="ce73" office:value-type="string">
            <text:p>Move Page</text:p>
          </table:table-cell>
          <table:table-cell table:style-name="ce74" office:value-type="string">
            <text:p>Move Page</text:p>
          </table:table-cell>
          <table:table-cell/>
          <table:table-cell table:formula="of:=SUMPRODUCT(([SniffTest.B$5:SniffTest.B$1036]=[.$A66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4</text:p>
          </table:table-cell>
          <table:table-cell office:value-type="string">
            <text:p>Wiki</text:p>
          </table:table-cell>
          <table:table-cell table:style-name="ce73" office:value-type="string">
            <text:p>Watch/Unwatch Page</text:p>
          </table:table-cell>
          <table:table-cell table:style-name="ce74" office:value-type="string">
            <text:p>Watch/Unwatch Page</text:p>
          </table:table-cell>
          <table:table-cell/>
          <table:table-cell table:formula="of:=SUMPRODUCT(([SniffTest.B$5:SniffTest.B$1036]=[.$A67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5</text:p>
          </table:table-cell>
          <table:table-cell office:value-type="string">
            <text:p>Wiki</text:p>
          </table:table-cell>
          <table:table-cell table:style-name="ce73" office:value-type="string">
            <text:p>Preview Page</text:p>
          </table:table-cell>
          <table:table-cell table:style-name="ce74" office:value-type="string">
            <text:p>Preview Page</text:p>
          </table:table-cell>
          <table:table-cell/>
          <table:table-cell table:formula="of:=SUMPRODUCT(([SniffTest.B$5:SniffTest.B$1036]=[.$A6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6</text:p>
          </table:table-cell>
          <table:table-cell office:value-type="string">
            <text:p>Wiki</text:p>
          </table:table-cell>
          <table:table-cell table:style-name="ce73" office:value-type="string">
            <text:p>Syntax Help</text:p>
          </table:table-cell>
          <table:table-cell table:style-name="ce74" office:value-type="string">
            <text:p>Syntax Help</text:p>
          </table:table-cell>
          <table:table-cell/>
          <table:table-cell table:formula="of:=SUMPRODUCT(([SniffTest.B$5:SniffTest.B$1036]=[.$A69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7</text:p>
          </table:table-cell>
          <table:table-cell office:value-type="string">
            <text:p>Wiki</text:p>
          </table:table-cell>
          <table:table-cell table:style-name="ce73" office:value-type="string">
            <text:p>Attachent</text:p>
          </table:table-cell>
          <table:table-cell table:style-name="ce74" office:value-type="string">
            <text:p>Attachment</text:p>
          </table:table-cell>
          <table:table-cell/>
          <table:table-cell table:formula="of:=SUMPRODUCT(([SniffTest.B$5:SniffTest.B$1036]=[.$A70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8</text:p>
          </table:table-cell>
          <table:table-cell office:value-type="string">
            <text:p>Wiki</text:p>
          </table:table-cell>
          <table:table-cell table:style-name="ce73" office:value-type="string">
            <text:p>Page ifo</text:p>
          </table:table-cell>
          <table:table-cell table:style-name="ce74" office:value-type="string">
            <text:p>Page info</text:p>
          </table:table-cell>
          <table:table-cell/>
          <table:table-cell table:formula="of:=SUMPRODUCT(([SniffTest.B$5:SniffTest.B$1036]=[.$A7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9</text:p>
          </table:table-cell>
          <table:table-cell office:value-type="string">
            <text:p>Wiki</text:p>
          </table:table-cell>
          <table:table-cell table:style-name="ce73" office:value-type="string">
            <text:p>Page History</text:p>
          </table:table-cell>
          <table:table-cell table:style-name="ce74" office:value-type="string">
            <text:p>View Revision</text:p>
          </table:table-cell>
          <table:table-cell/>
          <table:table-cell table:formula="of:=SUMPRODUCT(([SniffTest.B$5:SniffTest.B$1036]=[.$A72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0</text:p>
          </table:table-cell>
          <table:table-cell office:value-type="string">
            <text:p>Wiki</text:p>
          </table:table-cell>
          <table:table-cell table:style-name="ce73" office:value-type="string">
            <text:p>Page History</text:p>
          </table:table-cell>
          <table:table-cell table:style-name="ce74" office:value-type="string">
            <text:p><text:span text:style-name="T3">Restore Versi</text:span></text:p>
          </table:table-cell>
          <table:table-cell/>
          <table:table-cell table:formula="of:=SUMPRODUCT(([SniffTest.B$5:SniffTest.B$1036]=[.$A7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1</text:p>
          </table:table-cell>
          <table:table-cell office:value-type="string">
            <text:p>Wiki</text:p>
          </table:table-cell>
          <table:table-cell table:style-name="ce73" office:value-type="string">
            <text:p>Page History</text:p>
          </table:table-cell>
          <table:table-cell table:style-name="ce74" office:value-type="string">
            <text:p>Compare Version</text:p>
          </table:table-cell>
          <table:table-cell/>
          <table:table-cell table:formula="of:=SUMPRODUCT(([SniffTest.B$5:SniffTest.B$1036]=[.$A7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2</text:p>
          </table:table-cell>
          <table:table-cell office:value-type="string">
            <text:p>Wiki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/>
          <table:table-cell table:formula="of:=SUMPRODUCT(([SniffTest.B$5:SniffTest.B$1036]=[.$A75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3</text:p>
          </table:table-cell>
          <table:table-cell office:value-type="string">
            <text:p>Wiki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/>
          <table:table-cell table:formula="of:=SUMPRODUCT(([SniffTest.B$5:SniffTest.B$1036]=[.$A76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4</text:p>
          </table:table-cell>
          <table:table-cell office:value-type="string">
            <text:p>Wiki</text:p>
          </table:table-cell>
          <table:table-cell table:style-name="ce74" office:value-type="string">
            <text:p>Setting Edit Mode</text:p>
          </table:table-cell>
          <table:table-cell table:style-name="ce74" office:value-type="string">
            <text:p>Setting Edit Mode</text:p>
          </table:table-cell>
          <table:table-cell/>
          <table:table-cell table:formula="of:=SUMPRODUCT(([SniffTest.B$5:SniffTest.B$1036]=[.$A77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5</text:p>
          </table:table-cell>
          <table:table-cell office:value-type="string">
            <text:p>Wiki</text:p>
          </table:table-cell>
          <table:table-cell table:style-name="ce74" office:value-type="string">
            <text:p>Space Setting</text:p>
          </table:table-cell>
          <table:table-cell table:style-name="ce74" office:value-type="string">
            <text:p>Space Setting</text:p>
          </table:table-cell>
          <table:table-cell/>
          <table:table-cell table:formula="of:=SUMPRODUCT(([SniffTest.B$5:SniffTest.B$1036]=[.$A7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6</text:p>
          </table:table-cell>
          <table:table-cell office:value-type="string">
            <text:p>Wiki</text:p>
          </table:table-cell>
          <table:table-cell table:style-name="ce74" office:value-type="string">
            <text:p>Navigation Tree</text:p>
          </table:table-cell>
          <table:table-cell table:style-name="ce74" office:value-type="string">
            <text:p>Navigation Tree</text:p>
          </table:table-cell>
          <table:table-cell/>
          <table:table-cell table:formula="of:=SUMPRODUCT(([SniffTest.B$5:SniffTest.B$1036]=[.$A79])*([SniffTest.A$5:SniffTest.A$1036]&lt;&gt;&quot;&quot;))" office:value-type="float" office:value="1">
            <text:p>1</text:p>
          </table:table-cell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3/04/2011</text:date>, <text:time>18:0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3-04T18:08:53</dc:date>
    <meta:printed-by>Thanh Cong Nguyen</meta:printed-by>
    <meta:print-date>2009-03-06T17:07:42</meta:print-date>
    <dc:language>en-US</dc:language>
    <meta:editing-cycles>193</meta:editing-cycles>
    <meta:editing-duration>PT206H05M03S</meta:editing-duration>
    <meta:document-statistic meta:table-count="3" meta:cell-count="1411" meta:object-count="0"/>
    <meta:user-defined meta:name="Info 1"/>
    <meta:user-defined meta:name="Info 2"/>
    <meta:user-defined meta:name="Info 3"/>
    <meta:user-defined meta:name="Info 4"/>
  </office:meta>
</office:document-meta>
</file>